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Oxygen Mono" svg:font-family="'Oxygen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98a3b"/>
    </style:style>
    <style:style style:name="P3" style:family="paragraph" style:parent-style-name="Standard">
      <style:text-properties fo:language="en" fo:country="US" officeooo:rsid="0004a805" officeooo:paragraph-rsid="0014c079"/>
    </style:style>
    <style:style style:name="P4" style:family="paragraph" style:parent-style-name="Standard">
      <style:text-properties fo:language="en" fo:country="US" officeooo:rsid="0004a805" officeooo:paragraph-rsid="000e51fa"/>
    </style:style>
    <style:style style:name="P5" style:family="paragraph" style:parent-style-name="Standard">
      <style:text-properties fo:language="en" fo:country="US" officeooo:rsid="0004a805" officeooo:paragraph-rsid="000c7895"/>
    </style:style>
    <style:style style:name="P6" style:family="paragraph" style:parent-style-name="Standard">
      <style:text-properties fo:language="en" fo:country="US" officeooo:rsid="0004a805" officeooo:paragraph-rsid="0004a805"/>
    </style:style>
    <style:style style:name="P7" style:family="paragraph" style:parent-style-name="Standard">
      <style:text-properties fo:language="en" fo:country="US" officeooo:rsid="0004a805" officeooo:paragraph-rsid="00744d5e"/>
    </style:style>
    <style:style style:name="P8" style:family="paragraph" style:parent-style-name="Standard">
      <style:text-properties fo:language="en" fo:country="US" officeooo:rsid="0004a805" officeooo:paragraph-rsid="00782496"/>
    </style:style>
    <style:style style:name="P9" style:family="paragraph" style:parent-style-name="Standard">
      <style:text-properties fo:language="en" fo:country="US" officeooo:rsid="0004a805" officeooo:paragraph-rsid="0075b27c"/>
    </style:style>
    <style:style style:name="P10" style:family="paragraph" style:parent-style-name="Standard">
      <style:text-properties fo:language="en" fo:country="US" officeooo:rsid="0030afd1" officeooo:paragraph-rsid="0030afd1"/>
    </style:style>
    <style:style style:name="P11" style:family="paragraph" style:parent-style-name="Standard">
      <style:text-properties fo:language="en" fo:country="US" fo:font-style="normal" officeooo:rsid="00192d08" officeooo:paragraph-rsid="0020008e" style:font-style-asian="normal" style:font-style-complex="normal"/>
    </style:style>
    <style:style style:name="P12" style:family="paragraph" style:parent-style-name="Standard">
      <style:text-properties fo:language="en" fo:country="US" fo:font-style="normal" officeooo:rsid="0020008e" officeooo:paragraph-rsid="001827a5" style:font-style-asian="normal" style:font-style-complex="normal"/>
    </style:style>
    <style:style style:name="P13" style:family="paragraph" style:parent-style-name="Standard">
      <style:text-properties fo:language="en" fo:country="US" fo:font-style="normal" officeooo:rsid="0021f542" officeooo:paragraph-rsid="003f2e5f" style:font-style-asian="normal" style:font-style-complex="normal"/>
    </style:style>
    <style:style style:name="P14" style:family="paragraph" style:parent-style-name="Standard">
      <style:text-properties fo:language="en" fo:country="US" fo:font-style="normal" officeooo:rsid="0021f542" officeooo:paragraph-rsid="00498a3b" style:font-style-asian="normal" style:font-style-complex="normal"/>
    </style:style>
    <style:style style:name="P15" style:family="paragraph" style:parent-style-name="Standard">
      <style:text-properties fo:language="en" fo:country="US" fo:font-style="normal" officeooo:rsid="00060959" officeooo:paragraph-rsid="00419b75" style:font-style-asian="normal" style:font-style-complex="normal"/>
    </style:style>
    <style:style style:name="P16" style:family="paragraph" style:parent-style-name="Standard">
      <style:text-properties fo:language="en" fo:country="US" fo:font-style="normal" officeooo:rsid="004cf45e" officeooo:paragraph-rsid="005148cb" style:font-style-asian="normal" style:font-style-complex="normal"/>
    </style:style>
    <style:style style:name="P17" style:family="paragraph" style:parent-style-name="Standard">
      <style:text-properties fo:language="en" fo:country="US" fo:font-style="normal" officeooo:rsid="00152257" officeooo:paragraph-rsid="00782496" style:font-style-asian="normal" style:font-style-complex="normal"/>
    </style:style>
    <style:style style:name="P18" style:family="paragraph" style:parent-style-name="Standard">
      <style:text-properties fo:language="en" fo:country="US" fo:font-style="normal" officeooo:rsid="00152257" officeooo:paragraph-rsid="007d75e9" style:font-style-asian="normal" style:font-style-complex="normal"/>
    </style:style>
    <style:style style:name="P19" style:family="paragraph" style:parent-style-name="Standard">
      <style:text-properties fo:language="en" fo:country="US" fo:font-style="normal" officeooo:rsid="00792287" officeooo:paragraph-rsid="00792287" style:font-style-asian="normal" style:font-style-complex="normal"/>
    </style:style>
    <style:style style:name="P20" style:family="paragraph" style:parent-style-name="Standard">
      <style:text-properties fo:language="en" fo:country="US" fo:font-style="normal" officeooo:rsid="003b87d5" officeooo:paragraph-rsid="003879f5" style:font-style-asian="normal" style:font-style-complex="normal"/>
    </style:style>
    <style:style style:name="P21" style:family="paragraph" style:parent-style-name="Standard">
      <style:text-properties fo:language="en" fo:country="US" fo:font-style="normal" officeooo:rsid="0055bdf6" officeooo:paragraph-rsid="009b7d7f" style:font-style-asian="normal" style:font-style-complex="normal"/>
    </style:style>
    <style:style style:name="P22" style:family="paragraph" style:parent-style-name="Standard">
      <style:text-properties fo:language="en" fo:country="US" fo:font-style="normal" officeooo:rsid="009b7d7f" officeooo:paragraph-rsid="009b7d7f" style:font-style-asian="normal" style:font-style-complex="normal"/>
    </style:style>
    <style:style style:name="P23" style:family="paragraph" style:parent-style-name="Standard">
      <style:text-properties fo:language="en" fo:country="US" fo:font-style="normal" officeooo:rsid="009b7d7f" officeooo:paragraph-rsid="009e88a6" style:font-style-asian="normal" style:font-style-complex="normal"/>
    </style:style>
    <style:style style:name="P24" style:family="paragraph" style:parent-style-name="Standard">
      <style:text-properties fo:language="en" fo:country="US" fo:font-style="normal" officeooo:rsid="009b7d7f" officeooo:paragraph-rsid="009fe451" style:font-style-asian="normal" style:font-style-complex="normal"/>
    </style:style>
    <style:style style:name="P25" style:family="paragraph" style:parent-style-name="Standard">
      <style:text-properties fo:language="en" fo:country="US" fo:font-style="normal" officeooo:rsid="009e88a6" officeooo:paragraph-rsid="009fe451" style:font-style-asian="normal" style:font-style-complex="normal"/>
    </style:style>
    <style:style style:name="P26" style:family="paragraph" style:parent-style-name="Standard">
      <style:text-properties fo:language="en" fo:country="US" fo:font-style="normal" officeooo:rsid="005ac0fb" officeooo:paragraph-rsid="009b7d7f" style:font-style-asian="normal" style:font-style-complex="normal"/>
    </style:style>
    <style:style style:name="P27" style:family="paragraph" style:parent-style-name="Standard">
      <style:text-properties fo:language="en" fo:country="US" fo:font-style="normal" officeooo:rsid="00b3d215" officeooo:paragraph-rsid="00bd9c1a" style:font-style-asian="normal" style:font-style-complex="normal"/>
    </style:style>
    <style:style style:name="P28" style:family="paragraph" style:parent-style-name="Standard">
      <style:text-properties fo:language="en" fo:country="US" fo:font-style="normal" officeooo:rsid="00b58d78" officeooo:paragraph-rsid="00bd9c1a" style:font-style-asian="normal" style:font-style-complex="normal"/>
    </style:style>
    <style:style style:name="P29" style:family="paragraph" style:parent-style-name="Standard">
      <style:text-properties fo:language="en" fo:country="US" fo:font-style="normal" officeooo:rsid="00c6603a" officeooo:paragraph-rsid="00c6603a" style:font-style-asian="normal" style:font-style-complex="normal"/>
    </style:style>
    <style:style style:name="P30" style:family="paragraph" style:parent-style-name="Standard">
      <style:text-properties fo:language="en" fo:country="US" fo:font-style="normal" officeooo:rsid="00c6603a" officeooo:paragraph-rsid="00c8e2f6" style:font-style-asian="normal" style:font-style-complex="normal"/>
    </style:style>
    <style:style style:name="P31" style:family="paragraph" style:parent-style-name="Standard">
      <style:text-properties fo:language="en" fo:country="US" fo:font-style="normal" officeooo:rsid="0004a805" officeooo:paragraph-rsid="00d4dc8f" style:font-style-asian="normal" style:font-style-complex="normal"/>
    </style:style>
    <style:style style:name="P32" style:family="paragraph" style:parent-style-name="Standard">
      <style:text-properties fo:language="en" fo:country="US" fo:font-style="normal" officeooo:rsid="00437ee3" officeooo:paragraph-rsid="003f2e5f" style:font-style-asian="normal" style:font-style-complex="normal"/>
    </style:style>
    <style:style style:name="P33" style:family="paragraph" style:parent-style-name="Standard">
      <style:text-properties fo:language="en" fo:country="US" fo:font-style="normal" officeooo:rsid="00c5b504" officeooo:paragraph-rsid="00c9a16e" style:font-style-asian="normal" style:font-style-complex="normal"/>
    </style:style>
    <style:style style:name="P34" style:family="paragraph" style:parent-style-name="Standard">
      <style:text-properties fo:language="en" fo:country="US" fo:font-style="normal" officeooo:rsid="00334346" officeooo:paragraph-rsid="00ce39a0" style:font-style-asian="normal" style:font-style-complex="normal"/>
    </style:style>
    <style:style style:name="P35" style:family="paragraph" style:parent-style-name="Standard">
      <style:text-properties fo:language="en" fo:country="US" fo:font-style="normal" fo:font-weight="normal" officeooo:rsid="00c4e9f8" officeooo:paragraph-rsid="00c8e2f6" style:font-style-asian="normal" style:font-weight-asian="normal" style:font-style-complex="normal" style:font-weight-complex="normal"/>
    </style:style>
    <style:style style:name="P36" style:family="paragraph" style:parent-style-name="Standard">
      <style:text-properties fo:language="en" fo:country="US" officeooo:rsid="0015266b" officeooo:paragraph-rsid="0015266b"/>
    </style:style>
    <style:style style:name="P37" style:family="paragraph" style:parent-style-name="Standard">
      <style:text-properties fo:language="en" fo:country="US" officeooo:rsid="0014c079" officeooo:paragraph-rsid="0014c079"/>
    </style:style>
    <style:style style:name="P38" style:family="paragraph" style:parent-style-name="Standard">
      <style:text-properties fo:language="en" fo:country="US" officeooo:rsid="000d5b9c" officeooo:paragraph-rsid="000f0275"/>
    </style:style>
    <style:style style:name="P39" style:family="paragraph" style:parent-style-name="Standard">
      <style:text-properties fo:language="en" fo:country="US" officeooo:rsid="000d5b9c" officeooo:paragraph-rsid="001827a5"/>
    </style:style>
    <style:style style:name="P40" style:family="paragraph" style:parent-style-name="Standard">
      <style:text-properties fo:language="en" fo:country="US" officeooo:rsid="000d5b9c" officeooo:paragraph-rsid="000d5b9c"/>
    </style:style>
    <style:style style:name="P41" style:family="paragraph" style:parent-style-name="Standard">
      <style:text-properties fo:language="en" fo:country="US" officeooo:rsid="000d5b9c" officeooo:paragraph-rsid="00100040"/>
    </style:style>
    <style:style style:name="P42" style:family="paragraph" style:parent-style-name="Standard">
      <style:text-properties fo:language="en" fo:country="US" officeooo:rsid="000d5b9c" officeooo:paragraph-rsid="007ca9e3"/>
    </style:style>
    <style:style style:name="P43" style:family="paragraph" style:parent-style-name="Standard">
      <style:text-properties fo:language="en" fo:country="US" officeooo:rsid="00152257" officeooo:paragraph-rsid="001827a5"/>
    </style:style>
    <style:style style:name="P44" style:family="paragraph" style:parent-style-name="Standard">
      <style:text-properties fo:language="en" fo:country="US" officeooo:rsid="00152257" officeooo:paragraph-rsid="0095debd"/>
    </style:style>
    <style:style style:name="P45" style:family="paragraph" style:parent-style-name="Standard">
      <style:text-properties fo:language="en" fo:country="US" officeooo:rsid="00152257" officeooo:paragraph-rsid="00acbad9"/>
    </style:style>
    <style:style style:name="P46" style:family="paragraph" style:parent-style-name="Standard">
      <style:text-properties fo:language="en" fo:country="US" officeooo:rsid="001827a5" officeooo:paragraph-rsid="001827a5"/>
    </style:style>
    <style:style style:name="P47" style:family="paragraph" style:parent-style-name="Standard">
      <style:text-properties fo:language="en" fo:country="US" officeooo:rsid="000e51fa" officeooo:paragraph-rsid="0012caf2"/>
    </style:style>
    <style:style style:name="P48" style:family="paragraph" style:parent-style-name="Standard">
      <style:text-properties fo:language="en" fo:country="US" officeooo:rsid="0008727e" officeooo:paragraph-rsid="0009072e"/>
    </style:style>
    <style:style style:name="P49" style:family="paragraph" style:parent-style-name="Standard">
      <style:text-properties fo:language="en" fo:country="US" officeooo:rsid="0008727e" officeooo:paragraph-rsid="0008727e"/>
    </style:style>
    <style:style style:name="P50" style:family="paragraph" style:parent-style-name="Standard">
      <style:text-properties fo:language="en" fo:country="US" officeooo:rsid="0009072e" officeooo:paragraph-rsid="0009072e"/>
    </style:style>
    <style:style style:name="P51" style:family="paragraph" style:parent-style-name="Standard">
      <style:text-properties fo:language="en" fo:country="US" officeooo:rsid="00060959" officeooo:paragraph-rsid="0008727e"/>
    </style:style>
    <style:style style:name="P52" style:family="paragraph" style:parent-style-name="Standard">
      <style:text-properties fo:language="en" fo:country="US" officeooo:rsid="00060959" officeooo:paragraph-rsid="00060959"/>
    </style:style>
    <style:style style:name="P53" style:family="paragraph" style:parent-style-name="Standard">
      <style:text-properties fo:language="en" fo:country="US" officeooo:rsid="0006f91e" officeooo:paragraph-rsid="0008727e"/>
    </style:style>
    <style:style style:name="P54" style:family="paragraph" style:parent-style-name="Standard">
      <style:text-properties fo:language="en" fo:country="US" officeooo:rsid="004b573e" officeooo:paragraph-rsid="005148cb"/>
    </style:style>
    <style:style style:name="P55" style:family="paragraph" style:parent-style-name="Standard">
      <style:text-properties fo:language="en" fo:country="US" officeooo:rsid="003879f5" officeooo:paragraph-rsid="0090e223"/>
    </style:style>
    <style:style style:name="P56" style:family="paragraph" style:parent-style-name="Standard">
      <style:text-properties fo:language="en" fo:country="US" officeooo:rsid="00a6c142" officeooo:paragraph-rsid="00da9aa6"/>
    </style:style>
    <style:style style:name="P57" style:family="paragraph" style:parent-style-name="Standard">
      <style:text-properties fo:language="en" fo:country="US" officeooo:rsid="00ad2cdd" officeooo:paragraph-rsid="00ad2cdd"/>
    </style:style>
    <style:style style:name="P58" style:family="paragraph" style:parent-style-name="Standard">
      <style:text-properties fo:language="en" fo:country="US" officeooo:rsid="00addac2" officeooo:paragraph-rsid="00addac2"/>
    </style:style>
    <style:style style:name="P59" style:family="paragraph" style:parent-style-name="Standard">
      <style:text-properties fo:language="en" fo:country="US" fo:font-weight="bold" officeooo:rsid="00c2c48d" officeooo:paragraph-rsid="00c2c48d" style:font-weight-asian="bold" style:font-weight-complex="bold"/>
    </style:style>
    <style:style style:name="P60" style:family="paragraph" style:parent-style-name="Standard">
      <style:text-properties fo:language="en" fo:country="US" fo:font-weight="normal" officeooo:rsid="00c2c48d" officeooo:paragraph-rsid="00c2c48d" style:font-weight-asian="normal" style:font-weight-complex="normal"/>
    </style:style>
    <style:style style:name="P61" style:family="paragraph" style:parent-style-name="Standard">
      <style:text-properties fo:language="en" fo:country="US" fo:font-weight="normal" officeooo:rsid="00c2c48d" officeooo:paragraph-rsid="00c8e2f6" style:font-weight-asian="normal" style:font-weight-complex="normal"/>
    </style:style>
    <style:style style:name="P62" style:family="paragraph" style:parent-style-name="Standard">
      <style:text-properties fo:language="en" fo:country="US" fo:font-weight="normal" officeooo:rsid="00c4e9f8" officeooo:paragraph-rsid="00c4e9f8" style:font-weight-asian="normal" style:font-weight-complex="normal"/>
    </style:style>
    <style:style style:name="P63" style:family="paragraph" style:parent-style-name="Standard">
      <style:text-properties fo:language="en" fo:country="US" fo:font-weight="normal" officeooo:rsid="00e20257" officeooo:paragraph-rsid="00e20257" style:font-weight-asian="normal" style:font-weight-complex="normal"/>
    </style:style>
    <style:style style:name="P64" style:family="paragraph" style:parent-style-name="Standard">
      <style:text-properties fo:language="en" fo:country="US" fo:font-weight="normal" officeooo:rsid="00e6449e" officeooo:paragraph-rsid="00e6449e" style:font-weight-asian="normal" style:font-weight-complex="normal"/>
    </style:style>
    <style:style style:name="P65" style:family="paragraph" style:parent-style-name="Standard">
      <style:text-properties fo:language="en" fo:country="US" fo:font-weight="normal" officeooo:rsid="00e6449e" officeooo:paragraph-rsid="00c2c48d" style:font-weight-asian="normal" style:font-weight-complex="normal"/>
    </style:style>
    <style:style style:name="P66" style:family="paragraph" style:parent-style-name="Standard">
      <style:text-properties fo:language="en" fo:country="US" officeooo:rsid="00281285" officeooo:paragraph-rsid="00a3533a"/>
    </style:style>
    <style:style style:name="P67" style:family="paragraph" style:parent-style-name="Standard">
      <style:text-properties fo:language="en" fo:country="US" officeooo:rsid="00ce39a0" officeooo:paragraph-rsid="00ce39a0"/>
    </style:style>
    <style:style style:name="P68" style:family="paragraph" style:parent-style-name="Standard">
      <style:text-properties fo:language="en" fo:country="US" fo:font-style="italic" style:text-underline-style="solid" style:text-underline-width="auto" style:text-underline-color="font-color" fo:font-weight="bold" officeooo:rsid="00e20257" officeooo:paragraph-rsid="00e2f402" style:font-style-asian="italic" style:font-weight-asian="bold" style:font-style-complex="italic" style:font-weight-complex="bold"/>
    </style:style>
    <style:style style:name="P69" style:family="paragraph" style:parent-style-name="Standard">
      <style:text-properties fo:language="en" fo:country="US" style:text-underline-style="none" fo:font-weight="bold" officeooo:rsid="00e276ab" officeooo:paragraph-rsid="00e276ab" style:font-weight-asian="bold" style:font-weight-complex="bold"/>
    </style:style>
    <style:style style:name="P70" style:family="paragraph" style:parent-style-name="Standard">
      <style:text-properties style:font-name="Oxygen Mono" fo:language="en" fo:country="US" fo:font-weight="bold" officeooo:rsid="00e20257" officeooo:paragraph-rsid="00e20257" style:font-weight-asian="bold" style:font-weight-complex="bold"/>
    </style:style>
    <style:style style:name="P71" style:family="paragraph" style:parent-style-name="Standard">
      <style:text-properties style:font-name="Oxygen Mono" fo:language="en" fo:country="US" fo:font-weight="bold" officeooo:rsid="00e20257" officeooo:paragraph-rsid="00e4ae7f" style:font-weight-asian="bold" style:font-weight-complex="bold"/>
    </style:style>
    <style:style style:name="P72" style:family="paragraph" style:parent-style-name="Standard">
      <style:text-properties style:font-name="Oxygen Mono" fo:language="en" fo:country="US" fo:font-weight="bold" officeooo:rsid="00e20257" officeooo:paragraph-rsid="00e7d40b" style:font-weight-asian="bold" style:font-weight-complex="bold"/>
    </style:style>
    <style:style style:name="P73" style:family="paragraph" style:parent-style-name="Standard">
      <style:text-properties style:font-name="Oxygen Mono" fo:language="en" fo:country="US" fo:font-weight="bold" officeooo:rsid="00e2f402" officeooo:paragraph-rsid="00e4ae7f" style:font-weight-asian="bold" style:font-weight-complex="bold"/>
    </style:style>
    <style:style style:name="P74" style:family="paragraph" style:parent-style-name="Standard">
      <style:text-properties style:font-name="Oxygen Mono" fo:language="en" fo:country="US" fo:font-weight="bold" officeooo:rsid="00e2f402" officeooo:paragraph-rsid="00e6449e" style:font-weight-asian="bold" style:font-weight-complex="bold"/>
    </style:style>
    <style:style style:name="P75" style:family="paragraph" style:parent-style-name="Standard">
      <style:paragraph-properties fo:text-align="justify" style:justify-single-word="false"/>
      <style:text-properties style:font-name="Oxygen Mono" fo:language="en" fo:country="US" fo:font-weight="bold" officeooo:rsid="00e2f402" officeooo:paragraph-rsid="00e7be79" style:font-weight-asian="bold" style:font-weight-complex="bold"/>
    </style:style>
    <style:style style:name="P76" style:family="paragraph" style:parent-style-name="Standard">
      <style:paragraph-properties fo:text-align="justify" style:justify-single-word="false"/>
      <style:text-properties style:font-name="Oxygen Mono" fo:language="en" fo:country="US" fo:font-weight="bold" officeooo:rsid="00e2f402" officeooo:paragraph-rsid="00e7d40b" style:font-weight-asian="bold" style:font-weight-complex="bold"/>
    </style:style>
    <style:style style:name="P77" style:family="paragraph" style:parent-style-name="Standard">
      <style:text-properties style:font-name="Oxygen Mono" fo:language="en" fo:country="US" style:text-underline-style="none" fo:font-weight="bold" officeooo:rsid="00e276ab" officeooo:paragraph-rsid="00e2f402" style:font-weight-asian="bold" style:font-weight-complex="bold"/>
    </style:style>
    <style:style style:name="P78" style:family="paragraph" style:parent-style-name="Standard">
      <style:text-properties fo:color="#003300" style:font-name="Oxygen Mono" fo:language="en" fo:country="US" fo:font-weight="bold" officeooo:rsid="00e20257" officeooo:paragraph-rsid="00e20257" style:font-weight-asian="bold" style:font-weight-complex="bold"/>
    </style:style>
    <style:style style:name="P79" style:family="paragraph" style:parent-style-name="Standard">
      <style:text-properties fo:color="#003300" style:font-name="Oxygen Mono" fo:language="en" fo:country="US" fo:font-weight="bold" officeooo:rsid="00e20257" officeooo:paragraph-rsid="00e4ae7f" style:font-weight-asian="bold" style:font-weight-complex="bold"/>
    </style:style>
    <style:style style:name="P80" style:family="paragraph" style:parent-style-name="Standard">
      <style:text-properties fo:color="#003300" style:font-name="Oxygen Mono" fo:language="en" fo:country="US" fo:font-style="normal" fo:font-weight="bold" officeooo:rsid="00e20257" officeooo:paragraph-rsid="00e4ae7f" style:font-style-asian="normal" style:font-weight-asian="bold" style:font-style-complex="normal" style:font-weight-complex="bold"/>
    </style:style>
    <style:style style:name="P81" style:family="paragraph" style:parent-style-name="Standard">
      <style:text-properties fo:color="#003300" style:font-name="Oxygen Mono" fo:language="en" fo:country="US" fo:font-style="normal" fo:font-weight="bold" officeooo:rsid="00e20257" officeooo:paragraph-rsid="00e6449e" style:font-style-asian="normal" style:font-weight-asian="bold" style:font-style-complex="normal" style:font-weight-complex="bold"/>
    </style:style>
    <style:style style:name="P82" style:family="paragraph" style:parent-style-name="Standard">
      <style:text-properties fo:color="#003300" style:font-name="Oxygen Mono" fo:language="en" fo:country="US" fo:font-style="normal" fo:font-weight="bold" officeooo:rsid="00e20257" officeooo:paragraph-rsid="00e7be79" style:font-style-asian="normal" style:font-weight-asian="bold" style:font-style-complex="normal" style:font-weight-complex="bold"/>
    </style:style>
    <style:style style:name="P83" style:family="paragraph" style:parent-style-name="Standard">
      <style:text-properties fo:color="#003300" style:font-name="Oxygen Mono" fo:language="en" fo:country="US" fo:font-style="normal" style:text-underline-style="none" fo:font-weight="bold" officeooo:rsid="00e20257" officeooo:paragraph-rsid="00e7d40b" style:font-style-asian="normal" style:font-weight-asian="bold" style:font-style-complex="normal" style:font-weight-complex="bold"/>
    </style:style>
    <style:style style:name="P84" style:family="paragraph" style:parent-style-name="Standard">
      <style:text-properties style:font-name="Times New Roman" fo:language="en" fo:country="US" fo:font-weight="normal" officeooo:rsid="00e3056a" officeooo:paragraph-rsid="00e3056a" style:font-weight-asian="normal" style:font-weight-complex="normal"/>
    </style:style>
    <style:style style:name="P85" style:family="paragraph" style:parent-style-name="Standard">
      <style:text-properties style:font-name="Times New Roman" fo:language="en" fo:country="US" fo:font-weight="normal" officeooo:rsid="00e7be79" officeooo:paragraph-rsid="00e7be79" style:font-weight-asian="normal" style:font-weight-complex="normal"/>
    </style:style>
    <style:style style:name="P86" style:family="paragraph" style:parent-style-name="Standard">
      <style:text-properties style:font-name="Times New Roman" fo:language="en" fo:country="US" fo:font-weight="normal" officeooo:rsid="00ead1df" officeooo:paragraph-rsid="00ecac66" style:font-weight-asian="normal" style:font-weight-complex="normal"/>
    </style:style>
    <style:style style:name="P87" style:family="paragraph" style:parent-style-name="Standard">
      <style:text-properties style:font-name="Times New Roman" fo:language="en" fo:country="US" fo:font-weight="normal" officeooo:rsid="00ecac66" officeooo:paragraph-rsid="00ecac66" style:font-weight-asian="normal" style:font-weight-complex="normal"/>
    </style:style>
    <style:style style:name="P88" style:family="paragraph" style:parent-style-name="Standard">
      <style:text-properties style:font-name="Times New Roman" fo:language="en" fo:country="US" fo:font-weight="normal" officeooo:rsid="00ecac66" officeooo:paragraph-rsid="00f237a7" style:font-weight-asian="normal" style:font-weight-complex="normal"/>
    </style:style>
    <style:style style:name="P89" style:family="paragraph" style:parent-style-name="Standard">
      <style:text-properties style:font-name="Times New Roman" fo:language="en" fo:country="US" fo:font-weight="normal" officeooo:rsid="00ecac66" officeooo:paragraph-rsid="00f40de3" style:font-weight-asian="normal" style:font-weight-complex="normal"/>
    </style:style>
    <style:style style:name="P90" style:family="paragraph" style:parent-style-name="Standard">
      <style:text-properties style:font-name="Times New Roman" fo:language="en" fo:country="US" style:text-underline-style="none" fo:font-weight="normal" officeooo:rsid="00ead1df" officeooo:paragraph-rsid="00ecac66" style:font-weight-asian="normal" style:font-weight-complex="normal"/>
    </style:style>
    <style:style style:name="P91" style:family="paragraph" style:parent-style-name="Standard">
      <style:text-properties style:font-name="Times New Roman" fo:language="en" fo:country="US" style:text-underline-style="none" fo:font-weight="normal" officeooo:rsid="00ecac66" officeooo:paragraph-rsid="00ecac66" style:font-weight-asian="normal" style:font-weight-complex="normal"/>
    </style:style>
    <style:style style:name="P92" style:family="paragraph" style:parent-style-name="Standard">
      <style:text-properties style:font-name="Times New Roman" fo:language="en" fo:country="US" style:text-underline-style="none" fo:font-weight="normal" officeooo:rsid="00ecac66" officeooo:paragraph-rsid="00f06e2f" style:font-weight-asian="normal" style:font-weight-complex="normal"/>
    </style:style>
    <style:style style:name="P93" style:family="paragraph" style:parent-style-name="Standard">
      <style:text-properties style:font-name="Times New Roman" fo:language="en" fo:country="US" style:text-underline-style="none" fo:font-weight="normal" officeooo:rsid="00f237a7" officeooo:paragraph-rsid="00f40de3" style:font-weight-asian="normal" style:font-weight-complex="normal"/>
    </style:style>
    <style:style style:name="P94" style:family="paragraph" style:parent-style-name="Standard">
      <style:text-properties style:use-window-font-color="true" style:font-name="Oxygen Mono" fo:language="en" fo:country="US" fo:font-weight="bold" officeooo:rsid="00e20257" officeooo:paragraph-rsid="00e7be79" style:font-weight-asian="bold" style:font-weight-complex="bold"/>
    </style:style>
    <style:style style:name="P95" style:family="paragraph" style:parent-style-name="Standard">
      <style:text-properties style:use-window-font-color="true" style:font-name="Times New Roman" fo:language="en" fo:country="US" fo:font-weight="normal" officeooo:rsid="00e4ae7f" officeooo:paragraph-rsid="00e4ae7f" style:font-weight-asian="normal" style:font-weight-complex="normal"/>
    </style:style>
    <style:style style:name="P96" style:family="paragraph" style:parent-style-name="Standard">
      <style:text-properties style:use-window-font-color="true" style:font-name="Times New Roman" fo:language="en" fo:country="US" fo:font-weight="normal" officeooo:rsid="00e7be79" officeooo:paragraph-rsid="00e7be79" style:font-weight-asian="normal" style:font-weight-complex="normal"/>
    </style:style>
    <style:style style:name="P97" style:family="paragraph" style:parent-style-name="Standard">
      <style:text-properties style:use-window-font-color="true" style:font-name="Times New Roman" fo:language="en" fo:country="US" fo:font-style="normal" fo:font-weight="normal" officeooo:rsid="00e4ae7f" officeooo:paragraph-rsid="00e4ae7f" style:font-style-asian="normal" style:font-weight-asian="normal" style:font-style-complex="normal" style:font-weight-complex="normal"/>
    </style:style>
    <style:style style:name="P98" style:family="paragraph" style:parent-style-name="Standard">
      <style:text-properties fo:language="en" fo:country="US" officeooo:rsid="008a7cd7" officeooo:paragraph-rsid="010d6cc1"/>
    </style:style>
    <style:style style:name="P99" style:family="paragraph" style:parent-style-name="Standard">
      <style:text-properties fo:language="en" fo:country="US" officeooo:rsid="008a7cd7" officeooo:paragraph-rsid="010e3ce5"/>
    </style:style>
    <style:style style:name="P100" style:family="paragraph" style:parent-style-name="Standard">
      <style:text-properties fo:language="en" fo:country="US" officeooo:rsid="008a7cd7" officeooo:paragraph-rsid="01186259"/>
    </style:style>
    <style:style style:name="P101" style:family="paragraph" style:parent-style-name="Standard">
      <style:text-properties fo:language="en" fo:country="US" officeooo:rsid="008a7cd7" officeooo:paragraph-rsid="0123d9ed"/>
    </style:style>
    <style:style style:name="P102" style:family="paragraph" style:parent-style-name="Standard">
      <style:text-properties fo:language="en" fo:country="US" fo:font-style="normal" officeooo:rsid="008a7cd7" officeooo:paragraph-rsid="010d6acc" style:font-style-asian="normal" style:font-style-complex="normal"/>
    </style:style>
    <style:style style:name="P103" style:family="paragraph" style:parent-style-name="Standard">
      <style:text-properties fo:language="en" fo:country="US" fo:font-style="normal" officeooo:rsid="00334346" officeooo:paragraph-rsid="01175f54" style:font-style-asian="normal" style:font-style-complex="normal"/>
    </style:style>
    <style:style style:name="P104" style:family="paragraph" style:parent-style-name="Standard">
      <style:text-properties fo:language="en" fo:country="US" fo:font-style="normal" officeooo:rsid="00b3d215" officeooo:paragraph-rsid="00bd9c1a" style:font-style-asian="normal" style:font-style-complex="normal"/>
    </style:style>
    <style:style style:name="P105" style:family="paragraph" style:parent-style-name="Standard">
      <style:text-properties fo:language="en" fo:country="US" fo:font-style="normal" officeooo:rsid="00c6603a" officeooo:paragraph-rsid="00c8e2f6" style:font-style-asian="normal" style:font-style-complex="normal"/>
    </style:style>
    <style:style style:name="P106" style:family="paragraph" style:parent-style-name="Standard">
      <style:text-properties fo:language="en" fo:country="US" fo:font-style="normal" officeooo:rsid="00c07a67" officeooo:paragraph-rsid="00be2801" style:font-style-asian="normal" style:font-style-complex="normal"/>
    </style:style>
    <style:style style:name="P107" style:family="paragraph" style:parent-style-name="Standard">
      <style:text-properties fo:language="en" fo:country="US" officeooo:rsid="0004a805" officeooo:paragraph-rsid="01168b68"/>
    </style:style>
    <style:style style:name="P108" style:family="paragraph" style:parent-style-name="Standard">
      <style:text-properties fo:language="en" fo:country="US" officeooo:rsid="0004a805" officeooo:paragraph-rsid="01186259"/>
    </style:style>
    <style:style style:name="P109" style:family="paragraph" style:parent-style-name="Standard">
      <style:text-properties fo:language="en" fo:country="US" officeooo:rsid="01049761" officeooo:paragraph-rsid="01056b76"/>
    </style:style>
    <style:style style:name="P110" style:family="paragraph" style:parent-style-name="Standard">
      <style:text-properties fo:language="en" fo:country="US" officeooo:rsid="01049761" officeooo:paragraph-rsid="010e3ce5"/>
    </style:style>
    <style:style style:name="P111" style:family="paragraph" style:parent-style-name="Standard">
      <style:text-properties fo:language="en" fo:country="US" officeooo:rsid="01049761" officeooo:paragraph-rsid="0111bca4"/>
    </style:style>
    <style:style style:name="P112" style:family="paragraph" style:parent-style-name="Standard">
      <style:text-properties fo:language="en" fo:country="US" officeooo:rsid="0080a3c4" officeooo:paragraph-rsid="0109bd30"/>
    </style:style>
    <style:style style:name="P113" style:family="paragraph" style:parent-style-name="Standard">
      <style:text-properties fo:language="en" fo:country="US" officeooo:rsid="0080a3c4" officeooo:paragraph-rsid="0083c58c"/>
    </style:style>
    <style:style style:name="P114" style:family="paragraph" style:parent-style-name="Standard">
      <style:text-properties fo:language="en" fo:country="US" officeooo:rsid="0080a3c4" officeooo:paragraph-rsid="0127997e"/>
    </style:style>
    <style:style style:name="P115" style:family="paragraph" style:parent-style-name="Standard">
      <style:text-properties fo:language="en" fo:country="US" officeooo:rsid="0080a3c4" officeooo:paragraph-rsid="012c588b"/>
    </style:style>
    <style:style style:name="P116" style:family="paragraph" style:parent-style-name="Standard">
      <style:text-properties fo:language="en" fo:country="US" officeooo:rsid="00281285" officeooo:paragraph-rsid="0111bca4"/>
    </style:style>
    <style:style style:name="P117" style:family="paragraph" style:parent-style-name="Standard">
      <style:text-properties fo:language="en" fo:country="US" officeooo:rsid="00281285" officeooo:paragraph-rsid="01155d5d"/>
    </style:style>
    <style:style style:name="P118" style:family="paragraph" style:parent-style-name="Standard">
      <style:text-properties fo:language="en" fo:country="US" officeooo:rsid="00281285" officeooo:paragraph-rsid="011ad13a"/>
    </style:style>
    <style:style style:name="P119" style:family="paragraph" style:parent-style-name="Standard">
      <style:text-properties fo:language="en" fo:country="US" fo:font-weight="bold" officeooo:rsid="0110be83" officeooo:paragraph-rsid="0083c58c" style:font-weight-asian="bold" style:font-weight-complex="bold"/>
    </style:style>
    <style:style style:name="P120" style:family="paragraph" style:parent-style-name="Standard">
      <style:text-properties fo:language="en" fo:country="US" officeooo:rsid="0110be83" officeooo:paragraph-rsid="0083c58c"/>
    </style:style>
    <style:style style:name="P121" style:family="paragraph" style:parent-style-name="Standard">
      <style:text-properties fo:language="en" fo:country="US" officeooo:rsid="012a7e10" officeooo:paragraph-rsid="012a7e10"/>
    </style:style>
    <style:style style:name="P122" style:family="paragraph" style:parent-style-name="Standard">
      <style:text-properties fo:language="en" fo:country="US" officeooo:rsid="012a7e10" officeooo:paragraph-rsid="012c588b"/>
    </style:style>
    <style:style style:name="P123" style:family="paragraph" style:parent-style-name="Standard">
      <style:text-properties fo:language="en" fo:country="US" officeooo:rsid="013037f6" officeooo:paragraph-rsid="013037f6"/>
    </style:style>
    <style:style style:name="P124" style:family="paragraph" style:parent-style-name="Heading_20_3">
      <style:text-properties officeooo:paragraph-rsid="008bcd3b"/>
    </style:style>
    <style:style style:name="T1" style:family="text">
      <style:text-properties officeooo:rsid="0006f91e"/>
    </style:style>
    <style:style style:name="T2" style:family="text">
      <style:text-properties officeooo:rsid="0008727e"/>
    </style:style>
    <style:style style:name="T3" style:family="text">
      <style:text-properties officeooo:rsid="000d5b9c"/>
    </style:style>
    <style:style style:name="T4" style:family="text">
      <style:text-properties fo:font-style="italic" style:font-style-asian="italic" style:font-style-complex="italic"/>
    </style:style>
    <style:style style:name="T5" style:family="text">
      <style:text-properties fo:font-style="italic" officeooo:rsid="0016f2e4" style:font-style-asian="italic" style:font-style-complex="italic"/>
    </style:style>
    <style:style style:name="T6" style:family="text">
      <style:text-properties fo:font-style="italic" officeooo:rsid="0020008e" style:font-style-asian="italic" style:font-style-complex="italic"/>
    </style:style>
    <style:style style:name="T7" style:family="text">
      <style:text-properties fo:font-style="italic" officeooo:rsid="0035e169" style:font-style-asian="italic" style:font-style-complex="italic"/>
    </style:style>
    <style:style style:name="T8" style:family="text">
      <style:text-properties fo:font-style="italic" officeooo:rsid="0030afd1" style:font-style-asian="italic" style:font-style-complex="italic"/>
    </style:style>
    <style:style style:name="T9" style:family="text">
      <style:text-properties fo:font-style="italic" officeooo:rsid="000f0275" style:font-style-asian="italic" style:font-style-complex="italic"/>
    </style:style>
    <style:style style:name="T10" style:family="text">
      <style:text-properties fo:font-style="italic" officeooo:rsid="004cf45e" style:font-style-asian="italic" style:font-style-complex="italic"/>
    </style:style>
    <style:style style:name="T11" style:family="text">
      <style:text-properties fo:font-style="italic" officeooo:rsid="00579893" style:font-style-asian="italic" style:font-style-complex="italic"/>
    </style:style>
    <style:style style:name="T12" style:family="text">
      <style:text-properties fo:font-style="italic" officeooo:rsid="00606fc5" style:font-style-asian="italic" style:font-style-complex="italic"/>
    </style:style>
    <style:style style:name="T13" style:family="text">
      <style:text-properties fo:font-style="italic" officeooo:rsid="00615108" style:font-style-asian="italic" style:font-style-complex="italic"/>
    </style:style>
    <style:style style:name="T14" style:family="text">
      <style:text-properties fo:font-style="italic" officeooo:rsid="0075b27c" style:font-style-asian="italic" style:font-style-complex="italic"/>
    </style:style>
    <style:style style:name="T15" style:family="text">
      <style:text-properties fo:font-style="italic" officeooo:rsid="0021f542" style:font-style-asian="italic" style:font-style-complex="italic"/>
    </style:style>
    <style:style style:name="T16" style:family="text">
      <style:text-properties fo:font-style="italic" officeooo:rsid="00782496" style:font-style-asian="italic" style:font-style-complex="italic"/>
    </style:style>
    <style:style style:name="T17" style:family="text">
      <style:text-properties fo:font-style="italic" officeooo:rsid="007b144f" style:font-style-asian="italic" style:font-style-complex="italic"/>
    </style:style>
    <style:style style:name="T18" style:family="text">
      <style:text-properties fo:font-style="italic" officeooo:rsid="0091d068" style:font-style-asian="italic" style:font-style-complex="italic"/>
    </style:style>
    <style:style style:name="T19" style:family="text">
      <style:text-properties fo:font-style="italic" officeooo:rsid="00a84aec" style:font-style-asian="italic" style:font-style-complex="italic"/>
    </style:style>
    <style:style style:name="T20" style:family="text">
      <style:text-properties fo:font-style="italic" officeooo:rsid="00b3d215" style:font-style-asian="italic" style:font-style-complex="italic"/>
    </style:style>
    <style:style style:name="T21" style:family="text">
      <style:text-properties fo:font-style="italic" officeooo:rsid="00be2801" style:font-style-asian="italic" style:font-style-complex="italic"/>
    </style:style>
    <style:style style:name="T22" style:family="text">
      <style:text-properties fo:font-style="italic" officeooo:rsid="00d4dc8f" style:font-style-asian="italic" style:font-style-complex="italic"/>
    </style:style>
    <style:style style:name="T23" style:family="text">
      <style:text-properties fo:font-style="italic" officeooo:rsid="00d7bb93" style:font-style-asian="italic" style:font-style-complex="italic"/>
    </style:style>
    <style:style style:name="T24" style:family="text">
      <style:text-properties fo:font-style="italic" officeooo:rsid="00dc4cde" style:font-style-asian="italic" style:font-style-complex="italic"/>
    </style:style>
    <style:style style:name="T25" style:family="text">
      <style:text-properties fo:font-style="italic" officeooo:rsid="00e02fcd" style:font-style-asian="italic" style:font-style-complex="italic"/>
    </style:style>
    <style:style style:name="T26" style:family="text">
      <style:text-properties fo:font-style="italic" officeooo:rsid="010196a4" style:font-style-asian="italic" style:font-style-complex="italic"/>
    </style:style>
    <style:style style:name="T27" style:family="text">
      <style:text-properties fo:font-style="italic" officeooo:rsid="01032119" style:font-style-asian="italic" style:font-style-complex="italic"/>
    </style:style>
    <style:style style:name="T28" style:family="text">
      <style:text-properties fo:font-style="italic" officeooo:rsid="01056b76" style:font-style-asian="italic" style:font-style-complex="italic"/>
    </style:style>
    <style:style style:name="T29" style:family="text">
      <style:text-properties fo:font-style="italic" officeooo:rsid="0113b707" style:font-style-asian="italic" style:font-style-complex="italic"/>
    </style:style>
    <style:style style:name="T30" style:family="text">
      <style:text-properties fo:font-style="italic" officeooo:rsid="0113d9a1" style:font-style-asian="italic" style:font-style-complex="italic"/>
    </style:style>
    <style:style style:name="T31" style:family="text">
      <style:text-properties fo:font-style="italic" officeooo:rsid="011426b8" style:font-style-asian="italic" style:font-style-complex="italic"/>
    </style:style>
    <style:style style:name="T32" style:family="text">
      <style:text-properties fo:font-style="italic" officeooo:rsid="01175f54" style:font-style-asian="italic" style:font-style-complex="italic"/>
    </style:style>
    <style:style style:name="T33" style:family="text">
      <style:text-properties fo:font-style="italic" officeooo:rsid="01303d63"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1a70ea" style:font-style-asian="normal" style:font-style-complex="normal"/>
    </style:style>
    <style:style style:name="T38" style:family="text">
      <style:text-properties fo:font-style="normal" officeooo:rsid="0020008e" style:font-style-asian="normal" style:font-style-complex="normal"/>
    </style:style>
    <style:style style:name="T39" style:family="text">
      <style:text-properties fo:font-style="normal" officeooo:rsid="00206b11" style:font-style-asian="normal" style:font-style-complex="normal"/>
    </style:style>
    <style:style style:name="T40" style:family="text">
      <style:text-properties fo:font-style="normal" officeooo:rsid="0021f542" style:font-style-asian="normal" style:font-style-complex="normal"/>
    </style:style>
    <style:style style:name="T41" style:family="text">
      <style:text-properties fo:font-style="normal" officeooo:rsid="00271035" style:font-style-asian="normal" style:font-style-complex="normal"/>
    </style:style>
    <style:style style:name="T42" style:family="text">
      <style:text-properties fo:font-style="normal" officeooo:rsid="002e03b0" style:font-style-asian="normal" style:font-style-complex="normal"/>
    </style:style>
    <style:style style:name="T43" style:family="text">
      <style:text-properties fo:font-style="normal" officeooo:rsid="003183ab" style:font-style-asian="normal" style:font-style-complex="normal"/>
    </style:style>
    <style:style style:name="T44" style:family="text">
      <style:text-properties fo:font-style="normal" officeooo:rsid="0016f2e4" style:font-style-asian="normal" style:font-style-complex="normal"/>
    </style:style>
    <style:style style:name="T45" style:family="text">
      <style:text-properties fo:font-style="normal" officeooo:rsid="00334346" style:font-style-asian="normal" style:font-style-complex="normal"/>
    </style:style>
    <style:style style:name="T46" style:family="text">
      <style:text-properties fo:font-style="normal" officeooo:rsid="003381aa" style:font-style-asian="normal" style:font-style-complex="normal"/>
    </style:style>
    <style:style style:name="T47" style:family="text">
      <style:text-properties fo:font-style="normal" officeooo:rsid="002ab085" style:font-style-asian="normal" style:font-style-complex="normal"/>
    </style:style>
    <style:style style:name="T48" style:family="text">
      <style:text-properties fo:font-style="normal" officeooo:rsid="0034ba37" style:font-style-asian="normal" style:font-style-complex="normal"/>
    </style:style>
    <style:style style:name="T49" style:family="text">
      <style:text-properties fo:font-style="normal" officeooo:rsid="0035e169" style:font-style-asian="normal" style:font-style-complex="normal"/>
    </style:style>
    <style:style style:name="T50" style:family="text">
      <style:text-properties fo:font-style="normal" officeooo:rsid="003a3591" style:font-style-asian="normal" style:font-style-complex="normal"/>
    </style:style>
    <style:style style:name="T51" style:family="text">
      <style:text-properties fo:font-style="normal" officeooo:rsid="0030afd1" style:font-style-asian="normal" style:font-style-complex="normal"/>
    </style:style>
    <style:style style:name="T52" style:family="text">
      <style:text-properties fo:font-style="normal" officeooo:rsid="003b87d5" style:font-style-asian="normal" style:font-style-complex="normal"/>
    </style:style>
    <style:style style:name="T53" style:family="text">
      <style:text-properties fo:font-style="normal" officeooo:rsid="003ca324" style:font-style-asian="normal" style:font-style-complex="normal"/>
    </style:style>
    <style:style style:name="T54" style:family="text">
      <style:text-properties fo:font-style="normal" officeooo:rsid="000f0275" style:font-style-asian="normal" style:font-style-complex="normal"/>
    </style:style>
    <style:style style:name="T55" style:family="text">
      <style:text-properties fo:font-style="normal" officeooo:rsid="000c7895" style:font-style-asian="normal" style:font-style-complex="normal"/>
    </style:style>
    <style:style style:name="T56" style:family="text">
      <style:text-properties fo:font-style="normal" officeooo:rsid="000e51fa" style:font-style-asian="normal" style:font-style-complex="normal"/>
    </style:style>
    <style:style style:name="T57" style:family="text">
      <style:text-properties fo:font-style="normal" officeooo:rsid="00060959" style:font-style-asian="normal" style:font-style-complex="normal"/>
    </style:style>
    <style:style style:name="T58" style:family="text">
      <style:text-properties fo:font-style="normal" officeooo:rsid="00419b75" style:font-style-asian="normal" style:font-style-complex="normal"/>
    </style:style>
    <style:style style:name="T59" style:family="text">
      <style:text-properties fo:font-style="normal" officeooo:rsid="00443e25" style:font-style-asian="normal" style:font-style-complex="normal"/>
    </style:style>
    <style:style style:name="T60" style:family="text">
      <style:text-properties fo:font-style="normal" officeooo:rsid="0045e55d" style:font-style-asian="normal" style:font-style-complex="normal"/>
    </style:style>
    <style:style style:name="T61" style:family="text">
      <style:text-properties fo:font-style="normal" officeooo:rsid="004876c4" style:font-style-asian="normal" style:font-style-complex="normal"/>
    </style:style>
    <style:style style:name="T62" style:family="text">
      <style:text-properties fo:font-style="normal" officeooo:rsid="00498a3b" style:font-style-asian="normal" style:font-style-complex="normal"/>
    </style:style>
    <style:style style:name="T63" style:family="text">
      <style:text-properties fo:font-style="normal" officeooo:rsid="004cf45e" style:font-style-asian="normal" style:font-style-complex="normal"/>
    </style:style>
    <style:style style:name="T64" style:family="text">
      <style:text-properties fo:font-style="normal" officeooo:rsid="004e1b0c" style:font-style-asian="normal" style:font-style-complex="normal"/>
    </style:style>
    <style:style style:name="T65" style:family="text">
      <style:text-properties fo:font-style="normal" officeooo:rsid="004f21da" style:font-style-asian="normal" style:font-style-complex="normal"/>
    </style:style>
    <style:style style:name="T66" style:family="text">
      <style:text-properties fo:font-style="normal" officeooo:rsid="005148cb" style:font-style-asian="normal" style:font-style-complex="normal"/>
    </style:style>
    <style:style style:name="T67" style:family="text">
      <style:text-properties fo:font-style="normal" officeooo:rsid="005198ef" style:font-style-asian="normal" style:font-style-complex="normal"/>
    </style:style>
    <style:style style:name="T68" style:family="text">
      <style:text-properties fo:font-style="normal" officeooo:rsid="00534bda" style:font-style-asian="normal" style:font-style-complex="normal"/>
    </style:style>
    <style:style style:name="T69" style:family="text">
      <style:text-properties fo:font-style="normal" officeooo:rsid="00615108" style:font-style-asian="normal" style:font-style-complex="normal"/>
    </style:style>
    <style:style style:name="T70" style:family="text">
      <style:text-properties fo:font-style="normal" officeooo:rsid="006dea65" style:font-style-asian="normal" style:font-style-complex="normal"/>
    </style:style>
    <style:style style:name="T71" style:family="text">
      <style:text-properties fo:font-style="normal" officeooo:rsid="006e78b5" style:font-style-asian="normal" style:font-style-complex="normal"/>
    </style:style>
    <style:style style:name="T72" style:family="text">
      <style:text-properties fo:font-style="normal" officeooo:rsid="006f6570" style:font-style-asian="normal" style:font-style-complex="normal"/>
    </style:style>
    <style:style style:name="T73" style:family="text">
      <style:text-properties fo:font-style="normal" officeooo:rsid="007061cb" style:font-style-asian="normal" style:font-style-complex="normal"/>
    </style:style>
    <style:style style:name="T74" style:family="text">
      <style:text-properties fo:font-style="normal" officeooo:rsid="00714ec7" style:font-style-asian="normal" style:font-style-complex="normal"/>
    </style:style>
    <style:style style:name="T75" style:family="text">
      <style:text-properties fo:font-style="normal" officeooo:rsid="0075b27c" style:font-style-asian="normal" style:font-style-complex="normal"/>
    </style:style>
    <style:style style:name="T76" style:family="text">
      <style:text-properties fo:font-style="normal" officeooo:rsid="00782496" style:font-style-asian="normal" style:font-style-complex="normal"/>
    </style:style>
    <style:style style:name="T77" style:family="text">
      <style:text-properties fo:font-style="normal" officeooo:rsid="00792287" style:font-style-asian="normal" style:font-style-complex="normal"/>
    </style:style>
    <style:style style:name="T78" style:family="text">
      <style:text-properties fo:font-style="normal" officeooo:rsid="007b144f" style:font-style-asian="normal" style:font-style-complex="normal"/>
    </style:style>
    <style:style style:name="T79" style:family="text">
      <style:text-properties fo:font-style="normal" officeooo:rsid="008dbc3c" style:font-style-asian="normal" style:font-style-complex="normal"/>
    </style:style>
    <style:style style:name="T80" style:family="text">
      <style:text-properties fo:font-style="normal" officeooo:rsid="0090e223" style:font-style-asian="normal" style:font-style-complex="normal"/>
    </style:style>
    <style:style style:name="T81" style:family="text">
      <style:text-properties fo:font-style="normal" officeooo:rsid="0095debd" style:font-style-asian="normal" style:font-style-complex="normal"/>
    </style:style>
    <style:style style:name="T82" style:family="text">
      <style:text-properties fo:font-style="normal" officeooo:rsid="009a3975" style:font-style-asian="normal" style:font-style-complex="normal"/>
    </style:style>
    <style:style style:name="T83" style:family="text">
      <style:text-properties fo:font-style="normal" officeooo:rsid="00a84aec" style:font-style-asian="normal" style:font-style-complex="normal"/>
    </style:style>
    <style:style style:name="T84" style:family="text">
      <style:text-properties fo:font-style="normal" officeooo:rsid="00ba866b" style:font-style-asian="normal" style:font-style-complex="normal"/>
    </style:style>
    <style:style style:name="T85" style:family="text">
      <style:text-properties fo:font-style="normal" officeooo:rsid="00bac6e1" style:font-style-asian="normal" style:font-style-complex="normal"/>
    </style:style>
    <style:style style:name="T86" style:family="text">
      <style:text-properties fo:font-style="normal" officeooo:rsid="00bbfa0e" style:font-style-asian="normal" style:font-style-complex="normal"/>
    </style:style>
    <style:style style:name="T87" style:family="text">
      <style:text-properties fo:font-style="normal" officeooo:rsid="00be2801" style:font-style-asian="normal" style:font-style-complex="normal"/>
    </style:style>
    <style:style style:name="T88" style:family="text">
      <style:text-properties fo:font-style="normal" officeooo:rsid="00c5b504" style:font-style-asian="normal" style:font-style-complex="normal"/>
    </style:style>
    <style:style style:name="T89" style:family="text">
      <style:text-properties fo:font-style="normal" officeooo:rsid="00cada63" style:font-style-asian="normal" style:font-style-complex="normal"/>
    </style:style>
    <style:style style:name="T90" style:family="text">
      <style:text-properties fo:font-style="normal" officeooo:rsid="00cc6583" style:font-style-asian="normal" style:font-style-complex="normal"/>
    </style:style>
    <style:style style:name="T91" style:family="text">
      <style:text-properties fo:font-style="normal" officeooo:rsid="00ce39a0" style:font-style-asian="normal" style:font-style-complex="normal"/>
    </style:style>
    <style:style style:name="T92" style:family="text">
      <style:text-properties fo:font-style="normal" officeooo:rsid="003879f5" style:font-style-asian="normal" style:font-style-complex="normal"/>
    </style:style>
    <style:style style:name="T93" style:family="text">
      <style:text-properties fo:font-style="normal" officeooo:rsid="00d23700" style:font-style-asian="normal" style:font-style-complex="normal"/>
    </style:style>
    <style:style style:name="T94" style:family="text">
      <style:text-properties fo:font-style="normal" officeooo:rsid="00d862ab" style:font-style-asian="normal" style:font-style-complex="normal"/>
    </style:style>
    <style:style style:name="T95" style:family="text">
      <style:text-properties fo:font-style="normal" officeooo:rsid="00d9ab69" style:font-style-asian="normal" style:font-style-complex="normal"/>
    </style:style>
    <style:style style:name="T96" style:family="text">
      <style:text-properties fo:font-style="normal" officeooo:rsid="00da9aa6" style:font-style-asian="normal" style:font-style-complex="normal"/>
    </style:style>
    <style:style style:name="T97" style:family="text">
      <style:text-properties fo:font-style="normal" officeooo:rsid="00dc4cde" style:font-style-asian="normal" style:font-style-complex="normal"/>
    </style:style>
    <style:style style:name="T98" style:family="text">
      <style:text-properties fo:font-style="normal" officeooo:rsid="00dcb035" style:font-style-asian="normal" style:font-style-complex="normal"/>
    </style:style>
    <style:style style:name="T99" style:family="text">
      <style:text-properties fo:font-style="normal" officeooo:rsid="00de0dc3" style:font-style-asian="normal" style:font-style-complex="normal"/>
    </style:style>
    <style:style style:name="T100" style:family="text">
      <style:text-properties fo:font-style="normal" officeooo:rsid="00e02fcd" style:font-style-asian="normal" style:font-style-complex="normal"/>
    </style:style>
    <style:style style:name="T101" style:family="text">
      <style:text-properties fo:font-style="normal" officeooo:rsid="00e19491" style:font-style-asian="normal" style:font-style-complex="normal"/>
    </style:style>
    <style:style style:name="T102" style:family="text">
      <style:text-properties fo:font-style="normal" officeooo:rsid="00e20257" style:font-style-asian="normal" style:font-style-complex="normal"/>
    </style:style>
    <style:style style:name="T103" style:family="text">
      <style:text-properties fo:font-style="normal" officeooo:rsid="00e6449e" style:font-style-asian="normal" style:font-style-complex="normal"/>
    </style:style>
    <style:style style:name="T104" style:family="text">
      <style:text-properties fo:font-style="normal" officeooo:rsid="00e7d40b" style:font-style-asian="normal" style:font-style-complex="normal"/>
    </style:style>
    <style:style style:name="T105" style:family="text">
      <style:text-properties fo:font-style="normal" officeooo:rsid="00f9aac0" style:font-style-asian="normal" style:font-style-complex="normal"/>
    </style:style>
    <style:style style:name="T106" style:family="text">
      <style:text-properties fo:font-style="normal" officeooo:rsid="00fc0601" style:font-style-asian="normal" style:font-style-complex="normal"/>
    </style:style>
    <style:style style:name="T107" style:family="text">
      <style:text-properties fo:font-style="normal" officeooo:rsid="00ff9992" style:font-style-asian="normal" style:font-style-complex="normal"/>
    </style:style>
    <style:style style:name="T108" style:family="text">
      <style:text-properties fo:font-style="normal" officeooo:rsid="01032119" style:font-style-asian="normal" style:font-style-complex="normal"/>
    </style:style>
    <style:style style:name="T109" style:family="text">
      <style:text-properties fo:font-style="normal" officeooo:rsid="01049761" style:font-style-asian="normal" style:font-style-complex="normal"/>
    </style:style>
    <style:style style:name="T110" style:family="text">
      <style:text-properties fo:font-style="normal" officeooo:rsid="00a6c142" style:font-style-asian="normal" style:font-style-complex="normal"/>
    </style:style>
    <style:style style:name="T111" style:family="text">
      <style:text-properties fo:font-style="normal" officeooo:rsid="01052fc7" style:font-style-asian="normal" style:font-style-complex="normal"/>
    </style:style>
    <style:style style:name="T112" style:family="text">
      <style:text-properties fo:font-style="normal" officeooo:rsid="01056b76" style:font-style-asian="normal" style:font-style-complex="normal"/>
    </style:style>
    <style:style style:name="T113" style:family="text">
      <style:text-properties fo:font-style="normal" officeooo:rsid="0106d170" style:font-style-asian="normal" style:font-style-complex="normal"/>
    </style:style>
    <style:style style:name="T114" style:family="text">
      <style:text-properties fo:font-style="normal" officeooo:rsid="010cecfb" style:font-style-asian="normal" style:font-style-complex="normal"/>
    </style:style>
    <style:style style:name="T115" style:family="text">
      <style:text-properties fo:font-style="normal" officeooo:rsid="010d6acc" style:font-style-asian="normal" style:font-style-complex="normal"/>
    </style:style>
    <style:style style:name="T116" style:family="text">
      <style:text-properties fo:font-style="normal" officeooo:rsid="010d6cc1" style:font-style-asian="normal" style:font-style-complex="normal"/>
    </style:style>
    <style:style style:name="T117" style:family="text">
      <style:text-properties fo:font-style="normal" officeooo:rsid="010f133f" style:font-style-asian="normal" style:font-style-complex="normal"/>
    </style:style>
    <style:style style:name="T118" style:family="text">
      <style:text-properties fo:font-style="normal" officeooo:rsid="01105bd8" style:font-style-asian="normal" style:font-style-complex="normal"/>
    </style:style>
    <style:style style:name="T119" style:family="text">
      <style:text-properties fo:font-style="normal" officeooo:rsid="0110be83" style:font-style-asian="normal" style:font-style-complex="normal"/>
    </style:style>
    <style:style style:name="T120" style:family="text">
      <style:text-properties fo:font-style="normal" officeooo:rsid="00d4dc8f" style:font-style-asian="normal" style:font-style-complex="normal"/>
    </style:style>
    <style:style style:name="T121" style:family="text">
      <style:text-properties fo:font-style="normal" officeooo:rsid="0111bca4" style:font-style-asian="normal" style:font-style-complex="normal"/>
    </style:style>
    <style:style style:name="T122" style:family="text">
      <style:text-properties fo:font-style="normal" officeooo:rsid="0113b707" style:font-style-asian="normal" style:font-style-complex="normal"/>
    </style:style>
    <style:style style:name="T123" style:family="text">
      <style:text-properties fo:font-style="normal" officeooo:rsid="0113d9a1" style:font-style-asian="normal" style:font-style-complex="normal"/>
    </style:style>
    <style:style style:name="T124" style:family="text">
      <style:text-properties fo:font-style="normal" officeooo:rsid="011426b8" style:font-style-asian="normal" style:font-style-complex="normal"/>
    </style:style>
    <style:style style:name="T125" style:family="text">
      <style:text-properties fo:font-style="normal" officeooo:rsid="01155d5d" style:font-style-asian="normal" style:font-style-complex="normal"/>
    </style:style>
    <style:style style:name="T126" style:family="text">
      <style:text-properties fo:font-style="normal" officeooo:rsid="01168b68" style:font-style-asian="normal" style:font-style-complex="normal"/>
    </style:style>
    <style:style style:name="T127" style:family="text">
      <style:text-properties fo:font-style="normal" officeooo:rsid="01169b96" style:font-style-asian="normal" style:font-style-complex="normal"/>
    </style:style>
    <style:style style:name="T128" style:family="text">
      <style:text-properties fo:font-style="normal" officeooo:rsid="01172f5c" style:font-style-asian="normal" style:font-style-complex="normal"/>
    </style:style>
    <style:style style:name="T129" style:family="text">
      <style:text-properties fo:font-style="normal" officeooo:rsid="01175f54" style:font-style-asian="normal" style:font-style-complex="normal"/>
    </style:style>
    <style:style style:name="T130" style:family="text">
      <style:text-properties fo:font-style="normal" officeooo:rsid="011ad13a" style:font-style-asian="normal" style:font-style-complex="normal"/>
    </style:style>
    <style:style style:name="T131" style:family="text">
      <style:text-properties fo:font-style="normal" officeooo:rsid="0123d9ed" style:font-style-asian="normal" style:font-style-complex="normal"/>
    </style:style>
    <style:style style:name="T132" style:family="text">
      <style:text-properties fo:font-style="normal" officeooo:rsid="0128c0ec" style:font-style-asian="normal" style:font-style-complex="normal"/>
    </style:style>
    <style:style style:name="T133" style:family="text">
      <style:text-properties fo:font-style="normal" officeooo:rsid="012c588b" style:font-style-asian="normal" style:font-style-complex="normal"/>
    </style:style>
    <style:style style:name="T134" style:family="text">
      <style:text-properties fo:font-style="normal" officeooo:rsid="013037f6" style:font-style-asian="normal" style:font-style-complex="normal"/>
    </style:style>
    <style:style style:name="T135" style:family="text">
      <style:text-properties fo:font-style="normal" officeooo:rsid="01303d63" style:font-style-asian="normal" style:font-style-complex="normal"/>
    </style:style>
    <style:style style:name="T136" style:family="text">
      <style:text-properties fo:font-style="normal" fo:font-weight="bold" officeooo:rsid="00b8a741" style:font-style-asian="normal" style:font-weight-asian="bold" style:font-style-complex="normal" style:font-weight-complex="bold"/>
    </style:style>
    <style:style style:name="T13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8" style:family="text">
      <style:text-properties fo:font-style="normal" style:text-underline-style="solid" style:text-underline-width="auto" style:text-underline-color="font-color" fo:font-weight="normal" officeooo:rsid="00e276ab"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style:font-style-asian="normal" style:font-style-complex="normal"/>
    </style:style>
    <style:style style:name="T140" style:family="text">
      <style:text-properties fo:font-style="normal" style:text-underline-style="none" fo:font-weight="normal" style:font-style-asian="normal" style:font-weight-asian="normal" style:font-style-complex="normal" style:font-weight-complex="normal"/>
    </style:style>
    <style:style style:name="T141" style:family="text">
      <style:text-properties fo:font-style="normal" style:text-underline-style="none" fo:font-weight="normal" officeooo:rsid="00e276ab" style:font-style-asian="normal" style:font-weight-asian="normal" style:font-style-complex="normal" style:font-weight-complex="normal"/>
    </style:style>
    <style:style style:name="T142" style:family="text">
      <style:text-properties fo:font-style="normal" style:text-underline-style="none" fo:font-weight="normal" officeooo:rsid="00e2f402" style:font-style-asian="normal" style:font-weight-asian="normal" style:font-style-complex="normal" style:font-weight-complex="normal"/>
    </style:style>
    <style:style style:name="T143" style:family="text">
      <style:text-properties fo:font-style="normal" style:text-underline-style="none" fo:font-weight="normal" officeooo:rsid="00e7d40b" style:font-style-asian="normal" style:font-weight-asian="normal" style:font-style-complex="normal" style:font-weight-complex="normal"/>
    </style:style>
    <style:style style:name="T144" style:family="text">
      <style:text-properties fo:font-style="normal" style:text-underline-style="none" style:font-style-asian="normal" style:font-style-complex="normal"/>
    </style:style>
    <style:style style:name="T145" style:family="text">
      <style:text-properties fo:font-style="normal" style:text-underline-style="none" officeooo:rsid="00e7d40b" style:font-style-asian="normal" style:font-style-complex="normal"/>
    </style:style>
    <style:style style:name="T146" style:family="text">
      <style:text-properties officeooo:rsid="001a70ea"/>
    </style:style>
    <style:style style:name="T147" style:family="text">
      <style:text-properties style:text-position="super 58%"/>
    </style:style>
    <style:style style:name="T148" style:family="text">
      <style:text-properties style:text-position="super 58%" officeooo:rsid="001a70ea"/>
    </style:style>
    <style:style style:name="T149" style:family="text">
      <style:text-properties style:text-position="super 58%" officeooo:rsid="00e7d40b"/>
    </style:style>
    <style:style style:name="T150" style:family="text">
      <style:text-properties style:text-position="super 58%" style:text-underline-style="none" officeooo:rsid="00ee0060"/>
    </style:style>
    <style:style style:name="T151" style:family="text">
      <style:text-properties style:text-position="super 58%" fo:font-style="normal" style:font-style-asian="normal" style:font-style-complex="normal"/>
    </style:style>
    <style:style style:name="T152" style:family="text">
      <style:text-properties style:text-position="0% 100%" officeooo:rsid="001a70ea"/>
    </style:style>
    <style:style style:name="T153" style:family="text">
      <style:text-properties officeooo:rsid="002cb00c"/>
    </style:style>
    <style:style style:name="T154" style:family="text">
      <style:text-properties officeooo:rsid="00598237"/>
    </style:style>
    <style:style style:name="T155" style:family="text">
      <style:text-properties officeooo:rsid="006b651c"/>
    </style:style>
    <style:style style:name="T156" style:family="text">
      <style:text-properties fo:color="#000000" fo:font-style="normal" officeooo:rsid="003879f5" style:font-style-asian="normal" style:font-style-complex="normal"/>
    </style:style>
    <style:style style:name="T157" style:family="text">
      <style:text-properties officeooo:rsid="00714ec7"/>
    </style:style>
    <style:style style:name="T158" style:family="text">
      <style:text-properties officeooo:rsid="00782496"/>
    </style:style>
    <style:style style:name="T159" style:family="text">
      <style:text-properties officeooo:rsid="0086786a"/>
    </style:style>
    <style:style style:name="T160" style:family="text">
      <style:text-properties officeooo:rsid="008f3f28"/>
    </style:style>
    <style:style style:name="T161" style:family="text">
      <style:text-properties officeooo:rsid="0091d068"/>
    </style:style>
    <style:style style:name="T162" style:family="text">
      <style:text-properties officeooo:rsid="009cb890"/>
    </style:style>
    <style:style style:name="T163" style:family="text">
      <style:text-properties officeooo:rsid="009e88a6"/>
    </style:style>
    <style:style style:name="T164" style:family="text">
      <style:text-properties officeooo:rsid="009fe451"/>
    </style:style>
    <style:style style:name="T165" style:family="text">
      <style:text-properties fo:font-weight="normal" style:font-weight-asian="normal" style:font-weight-complex="normal"/>
    </style:style>
    <style:style style:name="T166" style:family="text">
      <style:text-properties fo:font-weight="normal" officeooo:rsid="00c2c48d" style:font-weight-asian="normal" style:font-weight-complex="normal"/>
    </style:style>
    <style:style style:name="T167" style:family="text">
      <style:text-properties fo:font-weight="normal" officeooo:rsid="00c41c4c" style:font-weight-asian="normal" style:font-weight-complex="normal"/>
    </style:style>
    <style:style style:name="T168" style:family="text">
      <style:text-properties officeooo:rsid="00c41c4c"/>
    </style:style>
    <style:style style:name="T169" style:family="text">
      <style:text-properties officeooo:rsid="00606fc5"/>
    </style:style>
    <style:style style:name="T170" style:family="text">
      <style:text-properties officeooo:rsid="00b3a826"/>
    </style:style>
    <style:style style:name="T171" style:family="text">
      <style:text-properties officeooo:rsid="00b3d215"/>
    </style:style>
    <style:style style:name="T172" style:family="text">
      <style:text-properties officeooo:rsid="00152257"/>
    </style:style>
    <style:style style:name="T173" style:family="text">
      <style:text-properties officeooo:rsid="00c84804"/>
    </style:style>
    <style:style style:name="T174" style:family="text">
      <style:text-properties officeooo:rsid="00c8e2f6"/>
    </style:style>
    <style:style style:name="T175" style:family="text">
      <style:text-properties officeooo:rsid="00c9a16e"/>
    </style:style>
    <style:style style:name="T176" style:family="text">
      <style:text-properties officeooo:rsid="00d23700"/>
    </style:style>
    <style:style style:name="T177" style:family="text">
      <style:text-properties officeooo:rsid="00d38623"/>
    </style:style>
    <style:style style:name="T178" style:family="text">
      <style:text-properties officeooo:rsid="0020008e"/>
    </style:style>
    <style:style style:name="T179" style:family="text">
      <style:text-properties officeooo:rsid="00e20257"/>
    </style:style>
    <style:style style:name="T180" style:family="text">
      <style:text-properties style:text-underline-style="solid" style:text-underline-width="auto" style:text-underline-color="font-color" officeooo:rsid="00e4ae7f"/>
    </style:style>
    <style:style style:name="T181" style:family="text">
      <style:text-properties style:text-underline-style="none"/>
    </style:style>
    <style:style style:name="T182" style:family="text">
      <style:text-properties style:text-underline-style="none" officeooo:rsid="00ecac66"/>
    </style:style>
    <style:style style:name="T183" style:family="text">
      <style:text-properties style:text-underline-style="none" officeooo:rsid="00ee0060"/>
    </style:style>
    <style:style style:name="T184" style:family="text">
      <style:text-properties style:text-underline-style="none" officeooo:rsid="00ef2477"/>
    </style:style>
    <style:style style:name="T185" style:family="text">
      <style:text-properties style:text-underline-style="none" officeooo:rsid="00f06e2f"/>
    </style:style>
    <style:style style:name="T186" style:family="text">
      <style:text-properties style:text-underline-style="none" officeooo:rsid="00f237a7"/>
    </style:style>
    <style:style style:name="T187" style:family="text">
      <style:text-properties style:text-underline-style="none" officeooo:rsid="00f40de3"/>
    </style:style>
    <style:style style:name="T188" style:family="text">
      <style:text-properties officeooo:rsid="00e2f402"/>
    </style:style>
    <style:style style:name="T189" style:family="text">
      <style:text-properties officeooo:rsid="00e4ae7f"/>
    </style:style>
    <style:style style:name="T190" style:family="text">
      <style:text-properties fo:color="#003300"/>
    </style:style>
    <style:style style:name="T191" style:family="text">
      <style:text-properties fo:color="#003300" officeooo:rsid="00e3056a"/>
    </style:style>
    <style:style style:name="T192" style:family="text">
      <style:text-properties fo:color="#003300" fo:font-style="normal" style:font-style-asian="normal" style:font-style-complex="normal"/>
    </style:style>
    <style:style style:name="T193" style:family="text">
      <style:text-properties fo:color="#003300" fo:font-style="normal" officeooo:rsid="00e20257" style:font-style-asian="normal" style:font-style-complex="normal"/>
    </style:style>
    <style:style style:name="T194" style:family="text">
      <style:text-properties fo:color="#003300" fo:font-style="normal" officeooo:rsid="00e6449e" style:font-style-asian="normal" style:font-style-complex="normal"/>
    </style:style>
    <style:style style:name="T195" style:family="text">
      <style:text-properties fo:color="#003300" fo:font-style="normal" officeooo:rsid="00e7d40b" style:font-style-asian="normal" style:font-style-complex="normal"/>
    </style:style>
    <style:style style:name="T196" style:family="text">
      <style:text-properties fo:color="#003300" fo:font-style="normal" officeooo:rsid="00e910a0" style:font-style-asian="normal" style:font-style-complex="normal"/>
    </style:style>
    <style:style style:name="T197" style:family="text">
      <style:text-properties fo:color="#003300" fo:font-style="normal" style:text-underline-style="none" officeooo:rsid="00e7be79" style:font-style-asian="normal" style:font-style-complex="normal"/>
    </style:style>
    <style:style style:name="T198" style:family="text">
      <style:text-properties fo:color="#003300" fo:font-style="normal" style:text-underline-style="none" officeooo:rsid="00e20257" style:font-style-asian="normal" style:font-style-complex="normal"/>
    </style:style>
    <style:style style:name="T199" style:family="text">
      <style:text-properties fo:color="#003300" fo:font-style="normal" style:text-underline-style="none" officeooo:rsid="00e7d40b" style:font-style-asian="normal" style:font-style-complex="normal"/>
    </style:style>
    <style:style style:name="T200" style:family="text">
      <style:text-properties fo:color="#003300" fo:font-style="normal" style:text-underline-style="none" officeooo:rsid="00e910a0" style:font-style-asian="normal" style:font-style-complex="normal"/>
    </style:style>
    <style:style style:name="T201" style:family="text">
      <style:text-properties fo:color="#003300" officeooo:rsid="00e7be79"/>
    </style:style>
    <style:style style:name="T202" style:family="text">
      <style:text-properties fo:color="#003300" officeooo:rsid="00e910a0"/>
    </style:style>
    <style:style style:name="T203" style:family="text">
      <style:text-properties officeooo:rsid="00e6449e"/>
    </style:style>
    <style:style style:name="T204" style:family="text">
      <style:text-properties officeooo:rsid="00e7d40b"/>
    </style:style>
    <style:style style:name="T205" style:family="text">
      <style:text-properties fo:color="#cc0000" fo:font-style="normal" style:text-underline-style="none" officeooo:rsid="00e7d40b" style:font-style-asian="normal" style:font-style-complex="normal"/>
    </style:style>
    <style:style style:name="T206" style:family="text">
      <style:text-properties fo:color="#cc0000" fo:font-style="normal" officeooo:rsid="00e20257" style:font-style-asian="normal" style:font-style-complex="normal"/>
    </style:style>
    <style:style style:name="T207" style:family="text">
      <style:text-properties officeooo:rsid="00e910a0"/>
    </style:style>
    <style:style style:name="T208" style:family="text">
      <style:text-properties officeooo:rsid="00f47ca3"/>
    </style:style>
    <style:style style:name="T209" style:family="text">
      <style:text-properties officeooo:rsid="00f9aac0"/>
    </style:style>
    <style:style style:name="T210" style:family="text">
      <style:text-properties officeooo:rsid="00ff9992"/>
    </style:style>
    <style:style style:name="T211" style:family="text">
      <style:text-properties officeooo:rsid="010196a4"/>
    </style:style>
    <style:style style:name="T212" style:family="text">
      <style:text-properties officeooo:rsid="01049761"/>
    </style:style>
    <style:style style:name="T213" style:family="text">
      <style:text-properties officeooo:rsid="010b1ca6"/>
    </style:style>
    <style:style style:name="T214" style:family="text">
      <style:text-properties officeooo:rsid="0110be83"/>
    </style:style>
    <style:style style:name="T215" style:family="text">
      <style:text-properties officeooo:rsid="01208d9e"/>
    </style:style>
    <style:style style:name="T216" style:family="text">
      <style:text-properties officeooo:rsid="012c588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5"><text:span text:style-name="T215">While computer memory, in accord with Moore’s law, doubles yearly towards the information per atom boundary, the increase in transistors is outpaced by sequence cluster density, the source of data in high throughput sequencing. </text:span>The <text:span text:style-name="T208">quantities of reads</text:span> <text:span text:style-name="T159">and the size</text:span> of <text:span text:style-name="T214">large </text:span>Eukaryotic genomes, <text:span text:style-name="T216">strain sequence alignment, a common prior to analyses.</text:span></text:p>
      <text:p text:style-name="P112"/>
      <text:p text:style-name="P114"><text:span text:style-name="T213">Computer requirements for alignment to a reference genome, grows in several scales with the number and length of reads. Only by improving the algorithm, alignment time and memory requirements can decrease. Aligners, such as BWA and Bowtie, rely on a the Burrows-Wheeler transformation, a suffix sorting, pattern ordering algorithm, have improved alignment, but little has changed since. This document will try another tack, to register and map sequenced reads, in an attempt to crank up alignment speed a notch.</text:span></text:p>
      <text:p text:style-name="P113"/>
      <text:p text:style-name="P119"><text:span text:style-name="T4">k</text:span>-mers</text:p>
      <text:p text:style-name="P120"/>
      <text:p text:style-name="P101"><text:span text:style-name="T107">Based on</text:span><text:span text:style-name="T87"> the reference genome </text:span><text:span text:style-name="T107">sequence,</text:span><text:span text:style-name="T87"> </text:span><text:span text:style-name="T107">o</text:span><text:span text:style-name="T209">ne can build a </text:span><text:span text:style-name="T36">lookup table </text:span><text:span text:style-name="T131">with</text:span><text:span text:style-name="T107"> </text:span><text:span text:style-name="T131">for each k sequence of length k</text:span><text:span text:style-name="T87">, </text:span><text:span text:style-name="T131">a position. One can </text:span><text:span text:style-name="T118">consider </text:span><text:span text:style-name="T131">such </text:span><text:span text:style-name="T118">a </text:span><text:span text:style-name="T14">k</text:span><text:span text:style-name="T75">-mer </text:span><text:span text:style-name="T118">both as short sequence, </text:span><text:span text:style-name="T105">two bits per nucleotide</text:span><text:span text:style-name="T118">, and as an index to retrieve information stored for this sequence.</text:span><text:span text:style-name="T36"> </text:span><text:span text:style-name="T37">A </text:span><text:span text:style-name="T14">k</text:span><text:span text:style-name="T75">-mer of 16</text:span><text:span text:style-name="T113"> nucleotides</text:span><text:span text:style-name="T75">, </text:span><text:span text:style-name="T112">for instance, </text:span><text:span text:style-name="T114">can</text:span><text:span text:style-name="T112"> </text:span><text:span text:style-name="T75">be</text:span><text:span text:style-name="T37"> </text:span><text:span text:style-name="T112">stored in</text:span><text:span text:style-name="T37"> a 32bit integer</text:span><text:span text:style-name="T47">. </text:span><text:span text:style-name="T127">S</text:span><text:span text:style-name="T87">equenced reads,</text:span><text:span text:style-name="T106"> without error,</text:span><text:span text:style-name="T114"> </text:span><text:span text:style-name="T127">should </text:span><text:span text:style-name="T105">have</text:span><text:span text:style-name="T87"> </text:span><text:span text:style-name="T106">matching</text:span><text:span text:style-name="T87"> </text:span><text:span text:style-name="T21">k</text:span><text:span text:style-name="T87">-mers </text:span><text:span text:style-name="T131">if the reference genome corresponds. </text:span></text:p>
      <text:p text:style-name="P98"><text:span text:style-name="T105"/></text:p>
      <text:p text:style-name="P107"><text:span text:style-name="T92">The </text:span><text:span text:style-name="T65">two bit</text:span><text:span text:style-name="T92"> </text:span><text:span text:style-name="T79">scheme,</text:span><text:span text:style-name="T92"> used here, has the order A-C-T-G for the </text:span><text:span text:style-name="T65">two bits</text:span><text:span text:style-name="T92"> 0 to 3, or </text:span><text:span text:style-name="T156">00-01-10-11</text:span><text:span text:style-name="T92"> in bits. </text:span><text:span text:style-name="T50">Note that </text:span><text:span text:style-name="T93">in the two bit scheme, </text:span><text:span text:style-name="T50">the</text:span><text:span text:style-name="T51"> </text:span><text:span text:style-name="T70">left </text:span><text:span text:style-name="T51">bit, the </text:span><text:span text:style-name="T8">complementary bit</text:span><text:span text:style-name="T51">, </text:span><text:span text:style-name="T68">always </text:span><text:span text:style-name="T51">has an op</text:span><text:span text:style-name="T48">p</text:span><text:span text:style-name="T51">osite value </text:span><text:span text:style-name="T71">for</text:span><text:span text:style-name="T51"> the </text:span><text:span text:style-name="T49">complement</text:span><text:span text:style-name="T72">ary nucleotide</text:span><text:span text:style-name="T49">. </text:span><text:span text:style-name="T52">Beside th</text:span><text:span text:style-name="T73">is</text:span><text:span text:style-name="T52"> bit value, in </text:span><text:span text:style-name="T65">reverse</text:span><text:span text:style-name="T52"> complement also the order of the nucleotides is reversed. The complementary bit remains the left of the two bits in either orientation, </text:span><text:span text:style-name="T127">however</text:span><text:span text:style-name="T52">.</text:span><text:span text:style-name="T92"> </text:span><text:span text:style-name="T126">Non-called nucleotides, N’s, are ignored and stored as A’s. The quality scores already indicate their presence.</text:span></text:p>
      <text:p text:style-name="P98"><text:span text:style-name="T105"/></text:p>
      <text:p text:style-name="P100"><text:span text:style-name="T212">If computer memory were no issue, one would use the entire</text:span><text:span text:style-name="T111"> read </text:span><text:span text:style-name="T115">as index</text:span><text:span text:style-name="T109">. </text:span><text:span text:style-name="T115">Unfortunately</text:span><text:span text:style-name="T109">,</text:span><text:span text:style-name="T110"> </text:span><text:span text:style-name="T119">longer </text:span><text:span text:style-name="T14">k</text:span><text:span text:style-name="T75">-mer</text:span><text:span text:style-name="T127">s</text:span><text:span text:style-name="T75"> </text:span><text:span text:style-name="T91">increase </text:span><text:span text:style-name="T85">the </text:span><text:span text:style-name="T89">required </text:span><text:span text:style-name="T85">memory exponentially</text:span><text:span text:style-name="T84">, </text:span><text:span text:style-name="T112">while</text:span><text:span text:style-name="T109"> beyond a certain length, </text:span><text:span text:style-name="T119">the </text:span><text:span text:style-name="T24">k</text:span><text:span text:style-name="T97">-mers</text:span><text:span text:style-name="T91"> </text:span><text:span text:style-name="T96">decreasingly </text:span><text:span text:style-name="T90">occur anywhere on the genome. </text:span><text:span text:style-name="T112">In a table with </text:span><text:span text:style-name="T28">k</text:span><text:span text:style-name="T112">-mers as index, all possible </text:span><text:span text:style-name="T24">k</text:span><text:span text:style-name="T97">-mers </text:span><text:span text:style-name="T115">need to be accounted for. Other storage strategies </text:span><text:span text:style-name="T116">may reduce th</text:span><text:span text:style-name="T119">is</text:span><text:span text:style-name="T116"> required memory,</text:span><text:span text:style-name="T115"> but increase the </text:span><text:span text:style-name="T116">lookup time, </text:span><text:span text:style-name="T127">and will not be discussed in this article</text:span><text:span text:style-name="T116">.</text:span></text:p>
      <text:p text:style-name="P102"/>
      <text:p text:style-name="P108"><text:span text:style-name="T211">C</text:span>onsider <text:span text:style-name="T210">a sequenced</text:span> <text:span text:style-name="T210">read, </text:span>with <text:span text:style-name="T210">correct base calls,</text:span> <text:span text:style-name="T210">that can be placed on a single section of reference</text:span>. <text:span text:style-name="T211">Given this condition of uniqueness, either one of its </text:span><text:span text:style-name="T26">k</text:span><text:span text:style-name="T211">-mers or the combination thereof must be able to place this read. If a single </text:span><text:span text:style-name="T27">k</text:span><text:span text:style-name="T108">-mer suffices, a position is all that </text:span><text:span text:style-name="T128">is </text:span><text:span text:style-name="T119">needs </text:span><text:span text:style-name="T128">from the table,</text:span><text:span text:style-name="T119"> to</text:span><text:span text:style-name="T108"> place the read. </text:span><text:span text:style-name="T109">The </text:span><text:span text:style-name="T113">challenge</text:span><text:span text:style-name="T109"> is to map reads that have k-mers, only unique </text:span><text:span text:style-name="T117">in the current context</text:span><text:span text:style-name="T109">. </text:span><text:span text:style-name="T128">W</text:span><text:span text:style-name="T37">e will try to eliminate all positions for </text:span><text:span text:style-name="T22">k</text:span><text:span text:style-name="T120">-mers except one, based on the</text:span><text:span text:style-name="T119">ir</text:span><text:span text:style-name="T120"> </text:span><text:span text:style-name="T119">co-</text:span><text:span text:style-name="T120">occurrence. </text:span><text:span text:style-name="T51">Once a single site remains for mapping, the genomic position on the reference is obtained from the table.</text:span></text:p>
      <text:p text:style-name="P110"><text:span text:style-name="T112"/></text:p>
      <text:p text:style-name="P117"><text:span text:style-name="T160">T</text:span>he orientation of <text:span text:style-name="T175">sequenced </text:span>reads <text:span text:style-name="T175">in respect to</text:span> the reference is unknown <text:span text:style-name="T175">before the alignment</text:span>.<text:span text:style-name="T153"> B</text:span>oth reference genome strands need to be considered <text:span text:style-name="T177">for</text:span> map<text:span text:style-name="T177">ping</text:span>. <text:span text:style-name="T176">It is therefore convenient to store information per two complementary </text:span><text:span text:style-name="T23">k</text:span><text:span text:style-name="T176">-mers, regardless of strand. One can select one of the </text:span><text:span text:style-name="T42">two </text:span><text:span text:style-name="T25">k</text:span><text:span text:style-name="T100">-mer</text:span><text:span text:style-name="T42"> </text:span><text:span text:style-name="T122">templates</text:span><text:span text:style-name="T176"> to use as index </text:span><text:span text:style-name="T121">by </text:span><text:span text:style-name="T123">considering </text:span><text:span text:style-name="T121">t</text:span><text:span text:style-name="T51">he </text:span><text:span text:style-name="T29">deviant </text:span><text:span text:style-name="T8">bit</text:span><text:span text:style-name="T51">, </text:span><text:span text:style-name="T122">the</text:span><text:span text:style-name="T121"> </text:span><text:span text:style-name="T132">lowest</text:span><text:span text:style-name="T122"> bit </text:span><text:span text:style-name="T132">of the complementary k-mers that differs</text:span><text:span text:style-name="T122">, </text:span><text:span text:style-name="T123">and</text:span><text:span text:style-name="T100"> </text:span><text:span text:style-name="T123">as a rule select the </text:span><text:span text:style-name="T25">k</text:span><text:span text:style-name="T100">-mer </text:span><text:span text:style-name="T123">orientation wherein the deviant bit is set. </text:span><text:span text:style-name="T99">Whether the </text:span><text:span text:style-name="T100">established </text:span><text:span text:style-name="T25">k</text:span><text:span text:style-name="T100">-mer</text:span><text:span text:style-name="T99"> </text:span><text:span text:style-name="T100">orientation correspond</text:span><text:span text:style-name="T122">ed</text:span><text:span text:style-name="T100"> with </text:span><text:span text:style-name="T122">the</text:span><text:span text:style-name="T100"> </text:span><text:span text:style-name="T122">template reference sequence</text:span><text:span text:style-name="T100"> </text:span><text:span text:style-name="T122">is</text:span><text:span text:style-name="T100"> stored in </text:span><text:span text:style-name="T123">the </text:span><text:span text:style-name="T30">orientation</text:span><text:span text:style-name="T25"> bit</text:span><text:span text:style-name="T100"> </text:span><text:span text:style-name="T123">before</text:span><text:span text:style-name="T100"> the position, and no information is lost.</text:span></text:p>
      <text:p text:style-name="P116"><text:span text:style-name="T45"/></text:p>
      <text:p text:style-name="P118"><text:span text:style-name="T100">Since the</text:span><text:span text:style-name="T94"> </text:span><text:span text:style-name="T125">selected </text:span><text:span text:style-name="T32">k</text:span><text:span text:style-name="T129">-mer</text:span><text:span text:style-name="T125"> has a </text:span><text:span text:style-name="T94">deviant bit, set </text:span><text:span text:style-name="T125">by</text:span><text:span text:style-name="T124"> rule</text:span><text:span text:style-name="T100">,</text:span><text:span text:style-name="T94"> </text:span><text:span text:style-name="T129">this </text:span><text:span text:style-name="T32">k</text:span><text:span text:style-name="T129">-mer</text:span><text:span text:style-name="T125"> </text:span><text:span text:style-name="T130">i</text:span><text:span text:style-name="T129">ndex</text:span><text:span text:style-name="T125"> can be shortened by one, halving the </text:span><text:span text:style-name="T129">required </text:span><text:span text:style-name="T125">table size. </text:span><text:span text:style-name="T129">I</text:span><text:span text:style-name="T125">ts</text:span><text:span text:style-name="T101"> </text:span><text:span text:style-name="T124">highest</text:span><text:span text:style-name="T101"> bit</text:span><text:span text:style-name="T94"> can be eliminated </text:span><text:span text:style-name="T95">by </text:span><text:span text:style-name="T124">inverting</text:span><text:span text:style-name="T98"> all bits if </text:span><text:span text:style-name="T129">the deviant bit</text:span><text:span text:style-name="T101"> </text:span><text:span text:style-name="T98">is set</text:span><text:span text:style-name="T94">. </text:span><text:span text:style-name="T129">T</text:span><text:span text:style-name="T101">he </text:span><text:span text:style-name="T129">first </text:span><text:span text:style-name="T124">deviant</text:span><text:span text:style-name="T101"> bit remains on the same position, but now indicates, if unset, that all bits were </text:span><text:span text:style-name="T124">inverted</text:span><text:span text:style-name="T101">. </text:span><text:span text:style-name="T124">Of course the stored information per </text:span><text:span text:style-name="T31">k</text:span><text:span text:style-name="T124">-mer doubles, but this is of less concern.</text:span></text:p>
      <text:p text:style-name="P111"><text:span text:style-name="T112"/></text:p>
      <text:p text:style-name="P99"><text:span text:style-name="T36">--</text:span></text:p>
      <text:p text:style-name="P109"><text:span text:style-name="T112"/></text:p>
      <text:p text:style-name="P122"><text:span text:style-name="T36">Mismatch resolution:</text:span></text:p>
      <text:p text:style-name="P122"><text:span text:style-name="T134">S</text:span><text:span text:style-name="T36">torage in range above kct_l: </text:span><text:span text:style-name="T112">f</text:span><text:span text:style-name="T36">or any non-existent </text:span><text:span text:style-name="T4">k</text:span><text:span text:style-name="T36">-mer, determine 1bp mismatches in it that do result in an observed </text:span><text:span text:style-name="T4">k</text:span><text:span text:style-name="T36">-mer.</text:span></text:p>
      <text:p text:style-name="P122"><text:span text:style-name="T36"/></text:p>
      <text:p text:style-name="P123"><text:span text:style-name="T36">For any non-existent </text:span><text:span text:style-name="T4">k</text:span><text:span text:style-name="T36">-mer </text:span><text:span text:style-name="T135">a change of one on one or more nucleotide positions may result in a </text:span><text:span text:style-name="T33">k</text:span><text:span text:style-name="T135">-mers that does exist.</text:span></text:p>
      <text:p text:style-name="P123"><text:span text:style-name="T135"/></text:p>
      <text:p text:style-name="P123"><text:span text:style-name="T36">k-mer</text:span></text:p>
      <text:p text:style-name="P123"><text:span text:style-name="T36">with any mismatch that causes this k-mer </text:span></text:p>
      <text:p text:style-name="P122"><text:span text:style-name="T36"/></text:p>
      <text:p text:style-name="P121"><text:span text:style-name="T36">1</text:span><text:span text:style-name="T151">st</text:span><text:span text:style-name="T36">, 2</text:span><text:span text:style-name="T151">nd</text:span><text:span text:style-name="T36"> or both both bit change, and shift offset need to be encoded for each </text:span><text:span text:style-name="T133">valid alternative. </text:span></text:p>
      <text:p text:style-name="P109"><text:span text:style-name="T112"/></text:p>
      <text:p text:style-name="P56"><text:span text:style-name="T98">As a rule of thumb,</text:span><text:span text:style-name="T88"> choose a </text:span><text:span text:style-name="T19">k</text:span><text:span text:style-name="T83">-mer </text:span><text:span text:style-name="T88">length such that </text:span><text:span text:style-name="T86">4</text:span><text:span text:style-name="T88">^k is </text:span><text:span text:style-name="T98">just over</text:span><text:span text:style-name="T88"> the number of base-pairs on the genome.</text:span></text:p>
      <text:p text:style-name="P33"/>
      <text:p text:style-name="P103"/>
      <text:p text:style-name="P30"><text:span text:style-name="T173">During the initial</text:span> iteration over the <text:span text:style-name="T173">genomic </text:span>sequence, for each occurring <text:span text:style-name="T12">k</text:span><text:span text:style-name="T169">-mer </text:span>the position is stored, a bit <text:span text:style-name="T175">for the orientation of the k-mer and one bit </text:span>to indic<text:span text:style-name="T174">at</text:span>e whether this <text:span text:style-name="T4">k</text:span>-mer was unique or not. For large genomes there is simply not enough memory to tracking <text:span text:style-name="T170">all possible mappings of recurrent </text:span><text:span text:style-name="T20">k</text:span><text:span text:style-name="T171">-mers, the position is repeatedly overwritten.</text:span>.</text:p>
      <text:p text:style-name="P30"><text:span text:style-name="T172">During this first iteration, regions are also determined per contig, </text:span><text:span text:style-name="T166">for e</text:span><text:span text:style-name="T167">very consecutive </text:span><text:span text:style-name="T166">sequence without N’s. </text:span></text:p>
      <text:p text:style-name="P30"/>
      <text:p text:style-name="P30"><text:span text:style-name="T172">the location of chromosomes ends and stretches of N's are stored </text:span>as well<text:span text:style-name="T172">.</text:span></text:p>
      <text:p text:style-name="P29"/>
      <text:p text:style-name="P61"><text:span text:style-name="T168">positions are </text:span>0-based - ensembl uses 1-base<text:span text:style-name="T168">d</text:span> positions. Regions are <text:span text:style-name="T168">demarcated</text:span> by a start, end and correction. Regions define the parts of sequence that ha<text:span text:style-name="T168">ve</text:span> not yet has become fully mapable, but could <text:span text:style-name="T168">still </text:span>become so. Initially there are, per contig, region(s) for e<text:span text:style-name="T168">very consecutive </text:span>sequence without N’s. <text:span text:style-name="T168">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35"/>
      <text:p text:style-name="P29"/>
      <text:p text:style-name="P29">In the next iteration we have for each k-mer that did occur </text:p>
      <text:p text:style-name="P106"/>
      <text:p text:style-name="P27"/>
      <text:p text:style-name="P28">The genomic position can be maintained during iteration.</text:p>
      <text:p text:style-name="P27"/>
      <text:p text:style-name="P45">In the first iteration,<text:span text:style-name="T157"> per </text:span><text:span text:style-name="T13">k</text:span><text:span text:style-name="T69">-mer </text:span><text:span text:style-name="T74">the number of </text:span><text:span text:style-name="T82">occurrences</text:span><text:span text:style-name="T74"> </text:span><text:span text:style-name="T81">on the genome are determined</text:span><text:span text:style-name="T69">.</text:span><text:span text:style-name="T155"> The position that follows is also stored. This enables a jump over it, when we get back to these positions in subsequent iterations.</text:span></text:p>
      <text:p text:style-name="P7"/>
      <text:p text:style-name="P7"/>
      <text:p text:style-name="P31"><text:span text:style-name="T178">With 4 bytes per position, times 2</text:span><text:span text:style-name="T148">16</text:span><text:span text:style-name="T152">, </text:span><text:span text:style-name="T146">the number of possible keys, a bit more than 1.7gb of computer memory should suffice to map every position on one strand. </text:span></text:p>
      <text:p text:style-name="P9"/>
      <text:p text:style-name="P66"/>
      <text:p text:style-name="P34"/>
      <text:p text:style-name="P67"><text:span text:style-name="T45">S</text:span><text:span text:style-name="T36">ince the </text:span><text:span text:style-name="T4">k</text:span><text:span text:style-name="T36">-mer of choice has the deviant bit always in the same orientation, </text:span></text:p>
      <text:p text:style-name="P20"/>
      <text:p text:style-name="P55"><text:span text:style-name="T36">T</text:span><text:span text:style-name="T43">he </text:span><text:span text:style-name="T80">deviant bit can be defined</text:span><text:span text:style-name="T44"> quite easily </text:span><text:span text:style-name="T43">for </text:span><text:span text:style-name="T44">odd-sized </text:span><text:span text:style-name="T5">k</text:span><text:span text:style-name="T44">-mers; </text:span><text:span text:style-name="T53">t</text:span><text:span text:style-name="T43">he complementary bit of the central nucleotide</text:span><text:span text:style-name="T46">. It </text:span><text:span text:style-name="T43">has a fixed position and </text:span><text:span text:style-name="T65">opposite</text:span><text:span text:style-name="T43"> value for the two </text:span><text:span text:style-name="T49">orientations of the </text:span><text:span text:style-name="T7">k</text:span><text:span text:style-name="T49">-mer – </text:span><text:span text:style-name="T80">recall that the strand bit is always the left of the two</text:span><text:span text:style-name="T43">. </text:span><text:span text:style-name="T40">Even-sized </text:span><text:span text:style-name="T6">k-</text:span><text:span text:style-name="T38">mers lack </text:span><text:span text:style-name="T52">such </text:span><text:span text:style-name="T38">a central nucleotide, but it is possible to define a </text:span><text:span text:style-name="T60">orientation</text:span><text:span text:style-name="T38">-particular </text:span><text:span text:style-name="T53">index</text:span><text:span text:style-name="T38"> nonetheless. For instance, </text:span><text:span text:style-name="T39">the</text:span><text:span text:style-name="T38"> leftmost bit </text:span><text:span text:style-name="T80">with opposite value </text:span><text:span text:style-name="T38">in the two complements </text:span><text:span text:style-name="T46">could </text:span><text:span text:style-name="T39">decide </text:span><text:span text:style-name="T78">the orientation</text:span><text:span text:style-name="T39">. </text:span><text:span text:style-name="T46">The position of </text:span><text:span text:style-name="T49">th</text:span><text:span text:style-name="T53">is</text:span><text:span text:style-name="T46"> bit is sequence-dependent, </text:span><text:span text:style-name="T49">but </text:span><text:span text:style-name="T80">fixed </text:span><text:span text:style-name="T78">for the two complements of a </text:span><text:span text:style-name="T17">k</text:span><text:span text:style-name="T78">-mer. </text:span><text:span text:style-name="T39">I</text:span><text:span text:style-name="T49">f</text:span><text:span text:style-name="T41"> </text:span><text:span text:style-name="T53">no</text:span><text:span text:style-name="T80">ne of the</text:span><text:span text:style-name="T53"> </text:span><text:span text:style-name="T39">bit</text:span><text:span text:style-name="T80">s</text:span><text:span text:style-name="T39"> </text:span><text:span text:style-name="T80">has an opposite value</text:span><text:span text:style-name="T39">, the sequence is a palindrome – either </text:span><text:span text:style-name="T59">orientation</text:span><text:span text:style-name="T40"> </text:span><text:span text:style-name="T59">has</text:span><text:span text:style-name="T40"> the same </text:span><text:span text:style-name="T59">two bit value</text:span><text:span text:style-name="T39">.</text:span></text:p>
      <text:p text:style-name="P10"/>
      <text:p text:style-name="P32"/>
      <text:h text:style-name="P124" text:outline-level="3"><text:span text:style-name="T18">k</text:span><text:span text:style-name="T161">-mer u</text:span>niqueness <text:span text:style-name="T161">for remaining sites</text:span></text:h>
      <text:p text:style-name="P13"/>
      <text:p text:style-name="P42"/>
      <text:p text:style-name="P44"/>
      <text:p text:style-name="P17"/>
      <text:p text:style-name="P18"/>
      <text:p text:style-name="P13"/>
      <text:p text:style-name="P8"><text:span text:style-name="T40">In the context of a particular read length, say 5</text:span><text:span text:style-name="T61">0</text:span><text:span text:style-name="T54">bp</text:span><text:span text:style-name="T40">, if two unique </text:span><text:span text:style-name="T15">k</text:span><text:span text:style-name="T40">-</text:span><text:span text:style-name="T76">mers</text:span><text:span text:style-name="T40"> X and Y occur withi</text:span><text:span text:style-name="T54">n, </text:span><text:span text:style-name="T40">read- minus key length </text:span><text:span text:style-name="T136">plus one</text:span><text:span text:style-name="T40">, </text:span><text:span text:style-name="T76">the</text:span><text:span text:style-name="T70"> </text:span><text:span text:style-name="T9">read </text:span><text:span text:style-name="T16">scope</text:span><text:span text:style-name="T15">,</text:span><text:span text:style-name="T40"> </text:span><text:span text:style-name="T55">positions of</text:span><text:span text:style-name="T40"> </text:span><text:span text:style-name="T56">any enclosed</text:span><text:span text:style-name="T40"> keys no longer need to be considered. Every sequenced read </text:span><text:span text:style-name="T58">derived from here</text:span><text:span text:style-name="T40">, span</text:span><text:span text:style-name="T58">s</text:span><text:span text:style-name="T40"> either </text:span><text:span text:style-name="T57">key </text:span><text:span text:style-name="T63">X or key Y</text:span><text:span text:style-name="T57">, </text:span><text:span text:style-name="T58">and </text:span><text:span text:style-name="T57">can </text:span><text:span text:style-name="T58">therefore </text:span><text:span text:style-name="T57">already be placed </text:span><text:span text:style-name="T63">on the genome</text:span><text:span text:style-name="T57">.</text:span></text:p>
      <text:p text:style-name="P15"/>
      <text:p text:style-name="P2"><text:span text:style-name="T57">If, for instance, key A </text:span><text:span text:style-name="T58">lies between </text:span><text:span text:style-name="T57">X and Y, </text:span><text:span text:style-name="T58">and </text:span><text:span text:style-name="T57">occurs only at a single alternative site, key A can place reads, lacking X or Y, ultimately to this alternative site. </text:span><text:span text:style-name="T62">Key A is</text:span><text:span text:style-name="T57"> unique for the remaining reads, </text:span><text:span text:style-name="T62">and can therefore be considered to be a secondary unique key</text:span><text:span text:style-name="T57">. </text:span><text:span text:style-name="T62">Again, if </text:span><text:span text:style-name="T67">this </text:span><text:span text:style-name="T62">key A is in scope of a unique, or a</text:span><text:span text:style-name="T67">nother</text:span><text:span text:style-name="T62"> secondary unique key, then </text:span><text:span text:style-name="T56">enclosed</text:span><text:span text:style-name="T40"> keys </text:span><text:span text:style-name="T76">may</text:span><text:span text:style-name="T62"> </text:span><text:span text:style-name="T67">similarl</text:span><text:span text:style-name="T62">y </text:span><text:span text:style-name="T76">disregard</text:span><text:span text:style-name="T67"> this mapping location </text:span><text:span text:style-name="T62">and </text:span><text:span text:style-name="T76">become</text:span><text:span text:style-name="T62"> mappable elsewhere </text:span><text:span text:style-name="T77">and so on</text:span><text:span text:style-name="T40">.</text:span></text:p>
      <text:p text:style-name="P14"/>
      <text:p text:style-name="P54"><text:span text:style-name="T63">To </text:span><text:span text:style-name="T65">maintain</text:span><text:span text:style-name="T64"> </text:span><text:span text:style-name="T67">such an</text:span><text:span text:style-name="T64"> order of key </text:span><text:span text:style-name="T65">hierarchy</text:span><text:span text:style-name="T64">, </text:span><text:span text:style-name="T65">s</text:span><text:span text:style-name="T63">econdary and later keys </text:span><text:span text:style-name="T67">have to </text:span><text:span text:style-name="T66">increase in</text:span><text:span text:style-name="T63"> </text:span><text:span text:style-name="T10">inferiority</text:span><text:span text:style-name="T63">. </text:span><text:span text:style-name="T65">The inferiority of a primary unique key is zero. If two keys that became unique occur within read scope, the inferiority of the keys between is elevated beyond the maximum inferiority of the two, </text:span><text:span text:style-name="T67">unless it was</text:span><text:span text:style-name="T66"> already higher</text:span><text:span text:style-name="T65">. The </text:span><text:span text:style-name="T66">final </text:span><text:span text:style-name="T65">mapping </text:span><text:span text:style-name="T67">of reads is determined by</text:span><text:span text:style-name="T65"> </text:span><text:span text:style-name="T63">the key </text:span><text:span text:style-name="T65">with the lowest inferiority</text:span><text:span text:style-name="T63">.</text:span></text:p>
      <text:p text:style-name="P16"/>
      <text:p text:style-name="P19">The mapable region consists of <text:s/>t<text:span text:style-name="T158">his growing chain of keys, </text:span>extended <text:span text:style-name="T158">on either sides </text:span>by the read-scope, up to end of the boundary.</text:p>
      <text:p text:style-name="P16"/>
      <text:p text:style-name="P21"><text:span text:style-name="T154">Mapable regions hopefully become covered by u</text:span>nique <text:span text:style-name="T4">key chain</text:span><text:span text:style-name="T11">s</text:span>. What remains is the <text:span text:style-name="T4">mantra</text:span>, reference sections that consist of repeated sequences.</text:p>
      <text:p text:style-name="P22">It can happen that a key becomes unique after its remaining position is already passed. In that case the position will have to be stored in the following iteration. </text:p>
      <text:p text:style-name="P22"/>
      <text:p text:style-name="P24">In addition it is possible that <text:span text:style-name="T164">during an iteration all remaining instances of a </text:span><text:span text:style-name="T4">k</text:span>-mer, <text:span text:style-name="T164">becomes</text:span> enclosed <text:span text:style-name="T162">by</text:span> more original unique keys. <text:span text:style-name="T163">In that case no position is assigned during this iteration. This is of minor concern, since its addition wouldn't grow the keychain, nor is its presence necessary for mapping perfect reads. In case of mismatches to reference in a read, however, the presence of this key as an alternative indicator for mapping can be useful.</text:span></text:p>
      <text:p text:style-name="P24"/>
      <text:p text:style-name="P25">If of its surrounding unique's inferiority, there is only one site that has a maximum inferiority, then this keys' inferiority can be lowered to that level and its position set, to map reads here.</text:p>
      <text:p text:style-name="P23"/>
      <text:p text:style-name="P23"/>
      <text:p text:style-name="P22"/>
      <text:p text:style-name="P26">If the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p>
      <text:p text:style-name="P11"/>
      <text:p text:style-name="P57">Positions are stored of unique keys after the second iteration. It is possible to iterate over these keys and determine of surrounding geys within a growing extent whether those keys are unique.</text:p>
      <text:p text:style-name="P57">It is necessary to put unique keys in the early kc→kct's, kc→kctndx should be adapted accordingly.</text:p>
      <text:p text:style-name="P58">A mismatch in the k-mer affects the lookup, but also a mismatch of the sequence next to the k-mer can cause a key with less infiority (that should have ben considered instead) be obscured. The extent of this area surrounding the key grows..</text:p>
      <text:p text:style-name="P12"/>
      <text:p text:style-name="P36"/>
      <text:p text:style-name="P3"/>
      <text:p text:style-name="P37">This strategy requires </text:p>
      <text:p text:style-name="P38">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43">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43"/>
      <text:p text:style-name="P39"/>
      <text:p text:style-name="P46">When crossing a chromosome boundary or an N-stretch, the ensuing key and position are looked up.</text:p>
      <text:p text:style-name="P47"><text:s/>and keeping track, during iteration, at which of these next nucleotide we were, it is possible to </text:p>
      <text:p text:style-name="P41"/>
      <text:p text:style-name="P4"><text:s/>A character contains eight bits and can therefore hold four nucleotides. <text:span text:style-name="T3">Storage of nucleotides is therefore relatively cheap.</text:span></text:p>
      <text:p text:style-name="P40">It is possible, however, to determine all <text:s/>next nucleotides for each 16 Nt key.</text:p>
      <text:p text:style-name="P40">, account the position, for each 16 Nt key the next nucleotide, at which nucleotide we were and store the unique position during iteration, when the key becomes unique. <text:s/></text:p>
      <text:p text:style-name="P48"/>
      <text:p text:style-name="P48"/>
      <text:p text:style-name="P5"/>
      <text:p text:style-name="P5"/>
      <text:p text:style-name="P50">.</text:p>
      <text:p text:style-name="P49"/>
      <text:p text:style-name="P51">Keys <text:span text:style-name="T1">that</text:span> <text:span text:style-name="T2">respect</text:span></text:p>
      <text:p text:style-name="P53">surrender reads in presence <text:s/></text:p>
      <text:p text:style-name="P52">can sometimes be used for mapping if they respect the primary unique keys, X and Y.</text:p>
      <text:p text:style-name="P6"/>
      <text:p text:style-name="P6"><text:s/></text:p>
      <text:p text:style-name="P6">On the genome certain </text:p>
      <text:p text:style-name="P6"/>
      <text:p text:style-name="P6">First count for a fixed keywidth </text:p>
      <text:p text:style-name="P6"/>
      <text:p text:style-name="P6"/>
      <text:p text:style-name="P59">Regions / boundaries / mantras</text:p>
      <text:p text:style-name="P60"/>
      <text:p text:style-name="P60"><text:span text:style-name="T168">positions are </text:span>0-based - ensembl uses 1-base<text:span text:style-name="T168">d</text:span> positions. Regions are <text:span text:style-name="T168">demarcated</text:span> by a start, end and correction. Regions define the parts of sequence that ha<text:span text:style-name="T168">ve</text:span> not yet has become fully mapable, but could <text:span text:style-name="T168">still </text:span>become so. Initially there are, per contig, region(s) for e<text:span text:style-name="T168">very consecutive </text:span>sequence without N’s. <text:span text:style-name="T168">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62"/>
      <text:p text:style-name="P62">KEY_WIDTH Nts are required to build the first key on a region. So the first possible mapable position has an offset of KEY_WIDTH.</text:p>
      <text:p text:style-name="P62"/>
      <text:p text:style-name="P62">Define adjoining</text:p>
      <text:p text:style-name="P60"/>
      <text:p text:style-name="P60">corr: chrY start offset, N’s.</text:p>
      <text:p text:style-name="P59"/>
      <text:p text:style-name="P64">Sequence, each character a key. <text:span text:style-name="T179">Bold: first occurrence, key per character, capital if unique</text:span></text:p>
      <text:p text:style-name="P63">in scope: italics, underlined: in scope in 2<text:span text:style-name="T147">nd</text:span> iteration. <text:span text:style-name="T203">Scope is keywidth + 3 on the original sequence.</text:span></text:p>
      <text:p text:style-name="P65"/>
      <text:p text:style-name="P70">abcd<text:span text:style-name="T165">a</text:span>f<text:span text:style-name="T4">G</text:span><text:span text:style-name="T34">b</text:span><text:span text:style-name="T4">h</text:span><text:span text:style-name="T34">d</text:span><text:span text:style-name="T35">I</text:span><text:span text:style-name="T139">j</text:span><text:span text:style-name="T137">cd</text:span><text:span text:style-name="T138">h</text:span><text:span text:style-name="T140">bcjbcj</text:span><text:span text:style-name="T144">K</text:span><text:span text:style-name="T141">f</text:span><text:span text:style-name="T140">bc</text:span><text:span text:style-name="T142">f</text:span><text:span text:style-name="T145">l</text:span><text:span text:style-name="T142">cf</text:span><text:span text:style-name="T143">l</text:span><text:span text:style-name="T142">c</text:span></text:p>
      <text:p text:style-name="P59"/>
      <text:p text:style-name="P63">initially kct would contain first <text:span text:style-name="T188">occurrences</text:span>:</text:p>
      <text:p text:style-name="P78"><text:s/>abcdf<text:span text:style-name="T36">Gh</text:span><text:span text:style-name="T144">I</text:span><text:span text:style-name="T181">j</text:span>K<text:span text:style-name="T204">l</text:span></text:p>
      <text:p text:style-name="P70">;</text:p>
      <text:p text:style-name="P84">reordering kct: Walk to next uniq. </text:p>
      <text:p text:style-name="P79"><text:s/>abcdf<text:span text:style-name="T36">Gh</text:span><text:span text:style-name="T144">Ij</text:span><text:span text:style-name="T36">K</text:span><text:span text:style-name="T104">l </text:span></text:p>
      <text:p text:style-name="P70">. <text:s text:c="4"/>,</text:p>
      <text:p text:style-name="P84">If start (or last uniq) and next uniq are not in <text:span text:style-name="T203">[sequence] </text:span>scope, <text:span text:style-name="T189">iterate over </text:span><text:span text:style-name="T180">all</text:span><text:span text:style-name="T189"> </text:span>in between keys <text:span text:style-name="T189">(not just the ones in previous kct)</text:span>. <text:span text:style-name="T189">For each</text:span> 1<text:span text:style-name="T147">st</text:span> <text:span text:style-name="T189">occurring</text:span> <text:span text:style-name="T189">add it to kct with pos in order of occurrence,</text:span> <text:span text:style-name="T189">u</text:span>nset dupbit. For <text:span text:style-name="T189">each </text:span>second <text:span text:style-name="T189">occurrence,</text:span> set dupbit <text:span text:style-name="T207">(lower case character)</text:span>.</text:p>
      <text:p text:style-name="P70"/>
      <text:p text:style-name="P71">abcd<text:span text:style-name="T165">a</text:span>f</text:p>
      <text:p text:style-name="P70"/>
      <text:p text:style-name="P73"><text:span text:style-name="T190"><text:s/>a</text:span><text:span text:style-name="T191">BCDF</text:span><text:span text:style-name="T193">Gh</text:span><text:span text:style-name="T198">Ij</text:span><text:span text:style-name="T193">K</text:span><text:span text:style-name="T195">l</text:span></text:p>
      <text:p text:style-name="P80"><text:s text:c="6"/>;</text:p>
      <text:p text:style-name="P95"><text:span text:style-name="T102">w</text:span><text:span text:style-name="T36">alk to next uniq. The insertion pointer remains in place.</text:span></text:p>
      <text:p text:style-name="P73"><text:span text:style-name="T190"><text:s/>a</text:span><text:span text:style-name="T191">BCDF</text:span><text:span text:style-name="T193">Gh</text:span><text:span text:style-name="T198">Ij</text:span><text:span text:style-name="T193">K</text:span><text:span text:style-name="T195">l</text:span></text:p>
      <text:p text:style-name="P80"><text:s text:c="6"/>. ,</text:p>
      <text:p text:style-name="P95"><text:span text:style-name="T192">Since in scope none of the in between keys are processed for the kct reconstruction. </text:span><text:span text:style-name="T194">Walk to next uniq.</text:span></text:p>
      <text:p text:style-name="P74"><text:span text:style-name="T190"><text:s/>a</text:span><text:span text:style-name="T191">BCDF</text:span><text:span text:style-name="T193">G</text:span><text:span text:style-name="T206">h</text:span><text:span text:style-name="T198">Ij</text:span><text:span text:style-name="T193">K</text:span><text:span text:style-name="T195">l</text:span></text:p>
      <text:p text:style-name="P81"><text:s text:c="6"/>. <text:s text:c="2"/>,</text:p>
      <text:p text:style-name="P96"><text:span text:style-name="T103">N</text:span><text:span text:style-name="T36">ot in scope. All in between keys are again processed.</text:span></text:p>
      <text:p text:style-name="P94"><text:span text:style-name="T139">j</text:span><text:span text:style-name="T137">cd</text:span><text:span text:style-name="T138">h</text:span><text:span text:style-name="T140">bcjbcj</text:span></text:p>
      <text:p text:style-name="P97"/>
      <text:p text:style-name="P75"><text:span text:style-name="T190"><text:s/>a</text:span><text:span text:style-name="T201">bcd</text:span><text:span text:style-name="T191">F</text:span><text:span text:style-name="T197">j</text:span><text:span text:style-name="T205">H</text:span><text:span text:style-name="T198">I</text:span><text:span text:style-name="T197">G</text:span><text:span text:style-name="T193">K</text:span><text:span text:style-name="T195">l</text:span></text:p>
      <text:p text:style-name="P82"><text:s text:c="8"/>. ,</text:p>
      <text:p text:style-name="P85"><text:span text:style-name="T204">1</text:span><text:span text:style-name="T149">st</text:span><text:span text:style-name="T204"> occurring </text:span>keys are inserted at the insertion pointer. <text:span text:style-name="T204">2</text:span><text:span text:style-name="T149">nd</text:span><text:span text:style-name="T204"> occurrences again set dupbits (lower case). H is inserted at same location. There are no more next uniqs. We walk to the end. Since end and previous uniq (K) are not in scope, all inbetween keys are again processed.</text:span></text:p>
      <text:p text:style-name="P72"><text:span text:style-name="T141">f</text:span><text:span text:style-name="T140">bc</text:span><text:span text:style-name="T142">f</text:span><text:span text:style-name="T145">l</text:span><text:span text:style-name="T142">cf</text:span><text:span text:style-name="T143">l</text:span><text:span text:style-name="T142">c</text:span></text:p>
      <text:p text:style-name="P68"/>
      <text:p text:style-name="P76"><text:span text:style-name="T190"><text:s/>a</text:span><text:span text:style-name="T201">bcd</text:span><text:span text:style-name="T202">f</text:span><text:span text:style-name="T197">j</text:span><text:span text:style-name="T199">H</text:span><text:span text:style-name="T200">l</text:span><text:span text:style-name="T197">G</text:span><text:span text:style-name="T193">K</text:span><text:span text:style-name="T196">I</text:span></text:p>
      <text:p text:style-name="P83"><text:s text:c="9"/>. <text:s/>,</text:p>
      <text:p text:style-name="P77"/>
      <text:p text:style-name="P90">problem:</text:p>
      <text:p text:style-name="P86"><text:span text:style-name="T181">G</text:span><text:span text:style-name="T182">(h)</text:span><text:span text:style-name="T181">KI </text:span><text:span text:style-name="T182">are </text:span><text:span text:style-name="T184">not </text:span><text:span text:style-name="T182">ordered</text:span><text:span text:style-name="T181">, pos stored, is per contig, and only valid in </text:span><text:span text:style-name="T182">that</text:span><text:span text:style-name="T181"> context, but scrambling continues </text:span><text:span text:style-name="T182">beyond</text:span><text:span text:style-name="T181">.</text:span></text:p>
      <text:p text:style-name="P90"/>
      <text:p text:style-name="P91">Possible solutions:</text:p>
      <text:p text:style-name="P92">* store consecutive rotations as a permutation, undo at end.</text:p>
      <text:p text:style-name="P89"><text:span text:style-name="T181"><text:s/>-<text:tab/></text:span><text:span text:style-name="T185">difficulty:</text:span><text:span text:style-name="T181"> requires algorithm </text:span><text:span text:style-name="T187">to undo scrambling afterwards</text:span><text:span text:style-name="T181">.</text:span></text:p>
      <text:p text:style-name="P93"><text:tab/>Replace contxt_idx value by Kct value and store ndx in kct value while swapping.</text:p>
      <text:p text:style-name="P91"/>
      <text:p text:style-name="P87"><text:span text:style-name="T181">* store ndx </text:span><text:span text:style-name="T183">elsewhere, </text:span><text:span text:style-name="T185">in order,</text:span><text:span text:style-name="T183"> for </text:span><text:span text:style-name="T185">excised </text:span><text:span text:style-name="T183">1</text:span><text:span text:style-name="T150">st</text:span><text:span text:style-name="T183"> occur</text:span><text:span text:style-name="T184">re</text:span><text:span text:style-name="T183">nce</text:span><text:span text:style-name="T186">s</text:span><text:span text:style-name="T183"> and uniqs. </text:span><text:span text:style-name="T185">=&gt; excised need to be processed as well.</text:span></text:p>
      <text:p text:style-name="P88"><text:span text:style-name="T185"><text:tab/>- </text:span><text:span text:style-name="T186">extra tmp space. Some stored <text:s/></text:span><text:span text:style-name="T185">excised </text:span><text:span text:style-name="T183">1</text:span><text:span text:style-name="T150">st</text:span><text:span text:style-name="T183"> occur</text:span><text:span text:style-name="T184">re</text:span><text:span text:style-name="T183">nce</text:span><text:span text:style-name="T186">s are redundant.</text:span></text:p>
      <text:p text:style-name="P69"/>
      <text:p text:style-name="P69"/>
      <text:p text:style-name="P69"/>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Oxygen Mono" svg:font-family="'Oxygen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6-09-24T17:32:52.588628423</dc:date>
    <meta:editing-duration>P20DT12H17M22S</meta:editing-duration>
    <meta:editing-cycles>153</meta:editing-cycles>
    <meta:generator>LibreOffice/5.2.1.2$Linux_X86_64 LibreOffice_project/20m0$Build-2</meta:generator>
    <meta:document-statistic meta:table-count="0" meta:image-count="0" meta:object-count="0" meta:page-count="1" meta:paragraph-count="95" meta:word-count="2371" meta:character-count="14053" meta:non-whitespace-character-count="11698"/>
  </office:meta>
</office:document-meta>
</file>